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Arial" style:font-family-generic="swis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5.064cm" fo:margin-left="0.097cm" fo:margin-right="2.429cm" table:align="margins"/>
    </style:style>
    <style:style style:name="Table3.A" style:family="table-column">
      <style:table-column-properties style:column-width="3.646cm" style:rel-column-width="15861*"/>
    </style:style>
    <style:style style:name="Table3.B" style:family="table-column">
      <style:table-column-properties style:column-width="3.808cm" style:rel-column-width="16567*"/>
    </style:style>
    <style:style style:name="Table3.C" style:family="table-column">
      <style:table-column-properties style:column-width="3.806cm" style:rel-column-width="16560*"/>
    </style:style>
    <style:style style:name="Table3.D" style:family="table-column">
      <style:table-column-properties style:column-width="3.803cm" style:rel-column-width="16547*"/>
    </style:style>
    <style:style style:name="Table3.1" style:family="table-row">
      <style:table-row-properties style:min-row-height="0.002cm"/>
    </style:style>
    <style:style style:name="Table3.A1" style:family="table-cell">
      <style:table-cell-properties style:vertical-align="middle" fo:padding="0.079cm" fo:border="none"/>
    </style:style>
    <style:style style:name="Table1" style:family="table">
      <style:table-properties style:width="17.166cm" fo:margin-left="0cm" fo:margin-right="0.423cm" table:align="margins" fo:keep-with-next="always" style:writing-mode="lr-tb"/>
    </style:style>
    <style:style style:name="Table1.A" style:family="table-column">
      <style:table-column-properties style:column-width="3.549cm" style:rel-column-width="13548*"/>
    </style:style>
    <style:style style:name="Table1.B" style:family="table-column">
      <style:table-column-properties style:column-width="2.131cm" style:rel-column-width="8134*"/>
    </style:style>
    <style:style style:name="Table1.C" style:family="table-column">
      <style:table-column-properties style:column-width="4.452cm" style:rel-column-width="16996*"/>
    </style:style>
    <style:style style:name="Table1.D" style:family="table-column">
      <style:table-column-properties style:column-width="7.034cm" style:rel-column-width="26857*"/>
    </style:style>
    <style:style style:name="Table1.1" style:family="table-row">
      <style:table-row-properties style:min-row-height="0.774cm" style:keep-together="false" fo:keep-together="always"/>
    </style:style>
    <style:style style:name="Table1.A1" style:family="table-cell">
      <style:table-cell-properties style:vertical-align="top" fo:background-color="#b0b3b2" fo:padding="0.051cm" fo:border-left="0.035cm solid #000000" fo:border-right="none" fo:border-top="0.035cm solid #000000" fo:border-bottom="0.035cm solid #000000" style:writing-mode="lr-tb">
        <style:background-image/>
      </style:table-cell-properties>
    </style:style>
    <style:style style:name="Table1.D1" style:family="table-cell">
      <style:table-cell-properties style:vertical-align="top" fo:background-color="#b0b3b2" fo:padding="0.051cm" fo:border="0.035cm solid #000000" style:writing-mode="lr-tb">
        <style:background-image/>
      </style:table-cell-properties>
    </style:style>
    <style:style style:name="Table1.2" style:family="table-row">
      <style:table-row-properties style:keep-together="false" fo:keep-together="always"/>
    </style:style>
    <style:style style:name="Table1.A2" style:family="table-cell">
      <style:table-cell-properties style:vertical-align="top" fo:background-color="#ffffff" fo:padding="0.102cm" fo:border-left="0.035cm solid #000000" fo:border-right="none" fo:border-top="0.035cm solid #000000" fo:border-bottom="0.035cm solid #000000" style:writing-mode="lr-tb">
        <style:background-image/>
      </style:table-cell-properties>
    </style:style>
    <style:style style:name="Table1.D2" style:family="table-cell">
      <style:table-cell-properties style:vertical-align="top" fo:background-color="#ffffff" fo:padding="0.102cm" fo:border="0.035cm solid #000000" style:writing-mode="lr-tb">
        <style:background-image/>
      </style:table-cell-properties>
    </style:style>
    <style:style style:name="Table1.A3" style:family="table-cell">
      <style:table-cell-properties style:vertical-align="top" fo:background-color="#ffffff" fo:padding="0.102cm" fo:border-left="0.035cm solid #000000" fo:border-right="none" fo:border-top="none" fo:border-bottom="0.035cm solid #000000" style:writing-mode="lr-tb">
        <style:background-image/>
      </style:table-cell-properties>
    </style:style>
    <style:style style:name="Table1.D3" style:family="table-cell">
      <style:table-cell-properties style:vertical-align="top" fo:background-color="#ffffff" fo:padding="0.102cm" fo:border-left="0.035cm solid #000000" fo:border-right="0.035cm solid #000000" fo:border-top="none" fo:border-bottom="0.035cm solid #000000" style:writing-mode="lr-tb">
        <style:background-image/>
      </style:table-cell-properties>
    </style:style>
    <style:style style:name="Table1.A14" style:family="table-cell">
      <style:table-cell-properties style:vertical-align="middle" fo:background-color="#ffffff" fo:padding="0.102cm" fo:border-left="0.035cm solid #000000" fo:border-right="none" fo:border-top="none" fo:border-bottom="0.035cm solid #000000" style:writing-mode="lr-tb">
        <style:background-image/>
      </style:table-cell-properties>
    </style:style>
    <style:style style:name="Table1.D14" style:family="table-cell">
      <style:table-cell-properties style:vertical-align="middle" fo:background-color="#ffffff" fo:padding="0.102cm" fo:border-left="0.035cm solid #000000" fo:border-right="0.035cm solid #000000" fo:border-top="none" fo:border-bottom="0.035cm solid #000000" style:writing-mode="lr-tb">
        <style:background-image/>
      </style:table-cell-properties>
    </style:style>
    <style:style style:name="P1" style:family="paragraph" style:parent-style-name="Text_20_body">
      <style:paragraph-properties fo:margin-left="2.581cm" fo:margin-right="0cm" fo:text-indent="-0.097cm" style:auto-text-indent="false">
        <style:tab-stops/>
      </style:paragraph-properties>
    </style:style>
    <style:style style:name="P2" style:family="paragraph" style:parent-style-name="Text_20_body">
      <style:paragraph-properties fo:margin-left="2.501cm" fo:margin-right="0cm" fo:text-indent="0.032cm" style:auto-text-indent="false"/>
    </style:style>
    <style:style style:name="P3" style:family="paragraph" style:parent-style-name="Text_20_body">
      <style:paragraph-properties fo:margin-left="1.774cm" fo:margin-right="0cm" fo:text-indent="-0.032cm" style:auto-text-indent="false">
        <style:tab-stops/>
      </style:paragraph-properties>
    </style:style>
    <style:style style:name="P4" style:family="paragraph" style:parent-style-name="Text_20_body">
      <style:paragraph-properties fo:margin-left="1.743cm" fo:margin-right="0cm" fo:text-indent="0cm" style:auto-text-indent="false"/>
    </style:style>
    <style:style style:name="P5" style:family="paragraph" style:parent-style-name="Text_20_body">
      <style:paragraph-properties style:snap-to-layout-grid="false"/>
      <style:text-properties fo:font-size="10pt" style:font-size-asian="10pt" style:font-size-complex="10pt"/>
    </style:style>
    <style:style style:name="P6" style:family="paragraph" style:parent-style-name="Text_20_body">
      <style:text-properties fo:font-size="12pt" style:font-size-asian="12pt" style:font-size-complex="12pt"/>
    </style:style>
    <style:style style:name="P7" style:family="paragraph" style:parent-style-name="Text_20_body">
      <style:paragraph-properties fo:margin-left="1.806cm" fo:margin-right="0cm" fo:text-indent="0cm" style:auto-text-indent="false"/>
    </style:style>
    <style:style style:name="P8" style:family="paragraph" style:parent-style-name="Standard">
      <style:paragraph-properties fo:margin-top="0cm" fo:margin-bottom="0cm" fo:text-align="start" style:justify-single-word="false"/>
    </style:style>
    <style:style style:name="P9" style:family="paragraph" style:parent-style-name="Table_20_Contents">
      <style:paragraph-properties style:snap-to-layout-grid="false"/>
      <style:text-properties fo:font-size="10pt" style:font-size-asian="10pt" style:font-size-complex="10pt"/>
    </style:style>
    <style:style style:name="P10" style:family="paragraph" style:parent-style-name="Text_20_body">
      <style:paragraph-properties fo:margin-left="0cm" fo:margin-right="0cm" fo:text-indent="-0.032cm" style:auto-text-indent="false">
        <style:tab-stops/>
      </style:paragraph-properties>
    </style:style>
    <style:style style:name="P11" style:family="paragraph" style:parent-style-name="Text_20_body">
      <style:paragraph-properties fo:margin-left="0.614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1.774cm" fo:margin-right="0cm" fo:text-indent="0cm" style:auto-text-indent="false"/>
    </style:style>
    <style:style style:name="P14" style:family="paragraph" style:parent-style-name="Table">
      <style:paragraph-properties fo:text-align="center" style:justify-single-word="false"/>
    </style:style>
    <style:style style:name="P15" style:family="paragraph" style:parent-style-name="Heading_20_2_20_A">
      <style:paragraph-properties fo:text-align="center" style:justify-single-word="false" style:snap-to-layout-grid="false"/>
      <style:text-properties fo:font-size="11pt" style:font-size-asian="11pt" style:font-size-complex="11pt"/>
    </style:style>
    <style:style style:name="P16" style:family="paragraph" style:parent-style-name="Body_20_A">
      <style:paragraph-properties style:snap-to-layout-grid="false"/>
      <style:text-properties fo:font-size="10pt" style:font-size-asian="10pt" style:font-size-complex="10pt"/>
    </style:style>
    <style:style style:name="P17" style:family="paragraph" style:parent-style-name="Text_20_body">
      <style:paragraph-properties fo:margin-left="2.501cm" fo:margin-right="0cm" fo:text-indent="-0.635cm" style:auto-text-indent="false">
        <style:tab-stops>
          <style:tab-stop style:position="10.035cm"/>
        </style:tab-stops>
      </style:paragraph-properties>
    </style:style>
    <style:style style:name="P18" style:family="paragraph" style:parent-style-name="Text_20_body">
      <style:paragraph-properties fo:margin-left="1.764cm" fo:margin-right="0cm" fo:text-indent="0cm" style:auto-text-indent="false"/>
    </style:style>
    <style:style style:name="P19" style:family="paragraph" style:parent-style-name="Text_20_body">
      <style:paragraph-properties fo:margin-left="1.79cm" fo:margin-right="0cm" fo:text-indent="0cm" style:auto-text-indent="false"/>
    </style:style>
    <style:style style:name="P20" style:family="paragraph" style:parent-style-name="Text_20_body">
      <style:paragraph-properties fo:margin-left="1.251cm" fo:margin-right="0cm" fo:text-indent="0cm" style:auto-text-indent="false"/>
    </style:style>
    <style:style style:name="P21" style:family="paragraph" style:parent-style-name="Contents_20_2">
      <style:paragraph-properties>
        <style:tab-stops>
          <style:tab-stop style:position="17.09cm" style:type="right" style:leader-style="dotted" style:leader-text="."/>
        </style:tab-stops>
      </style:paragraph-properties>
    </style:style>
    <style:style style:name="P22" style:family="paragraph" style:parent-style-name="Contents_20_3">
      <style:paragraph-properties>
        <style:tab-stops>
          <style:tab-stop style:position="16.591cm" style:type="right" style:leader-style="dotted" style:leader-text="."/>
        </style:tab-stops>
      </style:paragraph-properties>
    </style:style>
    <style:style style:name="P23" style:family="paragraph" style:parent-style-name="Contents_20_4">
      <style:paragraph-properties>
        <style:tab-stops>
          <style:tab-stop style:position="16.092cm" style:type="right" style:leader-style="dotted" style:leader-text="."/>
        </style:tab-stops>
      </style:paragraph-properties>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Heading_5f_20_5f_1" style:list-style-name="">
      <style:paragraph-properties fo:margin-top="0cm" fo:margin-bottom="0.494cm" fo:text-align="start" style:justify-single-word="false"/>
    </style:style>
    <style:style style:name="P26" style:family="paragraph" style:parent-style-name="Heading_20_2">
      <style:paragraph-properties fo:break-before="page"/>
    </style:style>
    <style:style style:name="P27" style:family="paragraph" style:parent-style-name="Heading_20_3">
      <style:paragraph-properties fo:break-before="page"/>
    </style:style>
    <style:style style:name="P28" style:family="paragraph" style:parent-style-name="Heading_20_4">
      <style:text-properties fo:font-size="12pt" style:font-size-asian="12pt" style:font-size-complex="12pt"/>
    </style:style>
    <style:style style:name="P29" style:family="paragraph" style:parent-style-name="Heading_20_4">
      <style:text-properties style:text-line-through-style="solid"/>
    </style:style>
    <style:style style:name="P30" style:family="paragraph" style:parent-style-name="Heading_20_5" style:list-style-name="L18"/>
    <style:style style:name="P31" style:family="paragraph" style:parent-style-name="Heading_20_5">
      <style:text-properties fo:font-size="12pt" style:font-size-asian="12pt" style:font-size-complex="12pt"/>
    </style:style>
    <style:style style:name="P32" style:family="paragraph" style:parent-style-name="Heading_20_5">
      <style:text-properties style:text-line-through-style="solid"/>
    </style:style>
    <style:style style:name="P33" style:family="paragraph" style:parent-style-name="Heading_20_5">
      <style:text-properties style:text-line-through-style="solid" fo:font-size="11.8999996185303pt" style:font-size-asian="11.8999996185303pt" style:font-size-complex="11.8999996185303pt"/>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20"/>
    <style:style style:name="P47" style:family="paragraph" style:parent-style-name="Text_20_body" style:list-style-name="L21"/>
    <style:style style:name="P48" style:family="paragraph" style:parent-style-name="Text_20_body" style:list-style-name="L22"/>
    <style:style style:name="P49" style:family="paragraph" style:parent-style-name="Text_20_body" style:list-style-name="L23"/>
    <style:style style:name="P50" style:family="paragraph" style:parent-style-name="Text_20_body" style:list-style-name="L24"/>
    <style:style style:name="P51" style:family="paragraph" style:parent-style-name="Text_20_body" style:list-style-name="L32"/>
    <style:style style:name="P52" style:family="paragraph" style:parent-style-name="Text_20_body" style:list-style-name="L39"/>
    <style:style style:name="P53" style:family="paragraph" style:parent-style-name="Text_20_body" style:list-style-name="L40"/>
    <style:style style:name="P54" style:family="paragraph" style:parent-style-name="Text_20_body" style:list-style-name="L41"/>
    <style:style style:name="P55" style:family="paragraph" style:parent-style-name="Text_20_body" style:list-style-name="L44"/>
    <style:style style:name="P56" style:family="paragraph" style:parent-style-name="Text_20_body" style:list-style-name="L45"/>
    <style:style style:name="P57" style:family="paragraph" style:parent-style-name="Text_20_body" style:list-style-name="L47"/>
    <style:style style:name="P58" style:family="paragraph" style:parent-style-name="Text_20_body" style:list-style-name="L49"/>
    <style:style style:name="P59" style:family="paragraph" style:parent-style-name="Text_20_body" style:list-style-name="L50"/>
    <style:style style:name="P60" style:family="paragraph" style:parent-style-name="Text_20_body" style:list-style-name="L51"/>
    <style:style style:name="P61" style:family="paragraph" style:parent-style-name="Text_20_body" style:list-style-name="L52"/>
    <style:style style:name="P62" style:family="paragraph" style:parent-style-name="Text_20_body" style:list-style-name="L55"/>
    <style:style style:name="P63" style:family="paragraph" style:parent-style-name="Text_20_body" style:list-style-name="L56"/>
    <style:style style:name="P64" style:family="paragraph" style:parent-style-name="Text_20_body" style:list-style-name="L57"/>
    <style:style style:name="P65" style:family="paragraph" style:parent-style-name="Text_20_body" style:list-style-name="L58"/>
    <style:style style:name="P66" style:family="paragraph" style:parent-style-name="Text_20_body" style:list-style-name="L59"/>
    <style:style style:name="P67" style:family="paragraph" style:parent-style-name="Text_20_body" style:list-style-name="L60"/>
    <style:style style:name="P68" style:family="paragraph" style:parent-style-name="Text_20_body" style:list-style-name="L61"/>
    <style:style style:name="P69" style:family="paragraph" style:parent-style-name="Text_20_body" style:list-style-name="L62">
      <style:text-properties fo:font-size="12pt" style:font-size-asian="12pt" style:font-size-complex="12pt"/>
    </style:style>
    <style:style style:name="P70" style:family="paragraph" style:parent-style-name="Text_20_body" style:list-style-name="L63">
      <style:text-properties fo:font-size="12pt" style:font-size-asian="12pt" style:font-size-complex="12pt"/>
    </style:style>
    <style:style style:name="P71" style:family="paragraph" style:parent-style-name="Text_20_body" style:list-style-name="L64">
      <style:text-properties fo:font-size="12pt" style:font-size-asian="12pt" style:font-size-complex="12pt"/>
    </style:style>
    <style:style style:name="P72" style:family="paragraph" style:parent-style-name="Text_20_body" style:list-style-name="L65">
      <style:text-properties fo:font-size="12pt" style:font-size-asian="12pt" style:font-size-complex="12pt"/>
    </style:style>
    <style:style style:name="P73" style:family="paragraph" style:parent-style-name="Text_20_body" style:list-style-name="L66">
      <style:text-properties fo:font-size="12pt" style:font-size-asian="12pt" style:font-size-complex="12pt"/>
    </style:style>
    <style:style style:name="P74" style:family="paragraph" style:parent-style-name="Text_20_body" style:list-style-name="L67">
      <style:text-properties fo:font-size="12pt" style:font-size-asian="12pt" style:font-size-complex="12pt"/>
    </style:style>
    <style:style style:name="P75" style:family="paragraph" style:parent-style-name="Text_20_body" style:list-style-name="L64"/>
    <style:style style:name="P76" style:family="paragraph" style:parent-style-name="Text_20_body" style:list-style-name="L68"/>
    <style:style style:name="P77" style:family="paragraph" style:parent-style-name="Text_20_body">
      <style:text-properties style:text-line-through-style="solid"/>
    </style:style>
    <style:style style:name="P78" style:family="paragraph" style:parent-style-name="Text_20_body" style:list-style-name="L42">
      <style:text-properties style:text-line-through-style="solid"/>
    </style:style>
    <style:style style:name="P79" style:family="paragraph" style:parent-style-name="Text_20_body" style:list-style-name="L43">
      <style:text-properties style:text-line-through-style="solid"/>
    </style:style>
    <style:style style:name="P80" style:family="paragraph" style:parent-style-name="Text_20_body" style:list-style-name="L44">
      <style:text-properties style:text-line-through-style="solid"/>
    </style:style>
    <style:style style:name="P81" style:family="paragraph" style:parent-style-name="Text_20_body" style:list-style-name="L46">
      <style:text-properties style:text-line-through-style="solid"/>
    </style:style>
    <style:style style:name="P82" style:family="paragraph" style:parent-style-name="Text_20_body">
      <style:paragraph-properties style:snap-to-layout-grid="false"/>
      <style:text-properties fo:font-size="10pt" style:font-size-asian="10pt" style:font-size-complex="10pt"/>
    </style:style>
    <style:style style:name="P83" style:family="paragraph" style:parent-style-name="Text_20_body">
      <style:paragraph-properties fo:margin-left="2.501cm" fo:margin-right="0cm" fo:text-indent="-0.635cm" style:auto-text-indent="false"/>
    </style:style>
    <style:style style:name="P84" style:family="paragraph" style:parent-style-name="Text_20_body" style:list-style-name="L13">
      <style:paragraph-properties fo:margin-left="2.501cm" fo:margin-right="0cm" fo:text-indent="-0.635cm" style:auto-text-indent="false"/>
    </style:style>
    <style:style style:name="P85" style:family="paragraph" style:parent-style-name="Text_20_body" style:list-style-name="L19">
      <style:paragraph-properties fo:margin-left="2.501cm" fo:margin-right="0cm" fo:text-indent="-0.635cm" style:auto-text-indent="false"/>
    </style:style>
    <style:style style:name="P86" style:family="paragraph" style:parent-style-name="Text_20_body" style:list-style-name="L25">
      <style:paragraph-properties fo:margin-left="2.501cm" fo:margin-right="0cm" fo:text-indent="-0.635cm" style:auto-text-indent="false"/>
    </style:style>
    <style:style style:name="P87" style:family="paragraph" style:parent-style-name="Text_20_body" style:list-style-name="L26">
      <style:paragraph-properties fo:margin-left="2.501cm" fo:margin-right="0cm" fo:text-indent="-0.635cm" style:auto-text-indent="false"/>
    </style:style>
    <style:style style:name="P88" style:family="paragraph" style:parent-style-name="Text_20_body" style:list-style-name="L27">
      <style:paragraph-properties fo:margin-left="2.501cm" fo:margin-right="0cm" fo:text-indent="-0.635cm" style:auto-text-indent="false"/>
    </style:style>
    <style:style style:name="P89" style:family="paragraph" style:parent-style-name="Text_20_body" style:list-style-name="L28">
      <style:paragraph-properties fo:margin-left="2.501cm" fo:margin-right="0cm" fo:text-indent="-0.635cm" style:auto-text-indent="false"/>
    </style:style>
    <style:style style:name="P90" style:family="paragraph" style:parent-style-name="Text_20_body" style:list-style-name="L29">
      <style:paragraph-properties fo:margin-left="2.501cm" fo:margin-right="0cm" fo:text-indent="-0.635cm" style:auto-text-indent="false"/>
    </style:style>
    <style:style style:name="P91" style:family="paragraph" style:parent-style-name="Text_20_body" style:list-style-name="L30">
      <style:paragraph-properties fo:margin-left="2.501cm" fo:margin-right="0cm" fo:text-indent="-0.635cm" style:auto-text-indent="false"/>
    </style:style>
    <style:style style:name="P92" style:family="paragraph" style:parent-style-name="Text_20_body" style:list-style-name="L31">
      <style:paragraph-properties fo:margin-left="2.501cm" fo:margin-right="0cm" fo:text-indent="-0.635cm" style:auto-text-indent="false"/>
    </style:style>
    <style:style style:name="P93" style:family="paragraph" style:parent-style-name="Text_20_body" style:list-style-name="L48">
      <style:paragraph-properties fo:margin-left="2.501cm" fo:margin-right="0cm" fo:text-indent="-0.635cm" style:auto-text-indent="false"/>
    </style:style>
    <style:style style:name="P94" style:family="paragraph" style:parent-style-name="Text_20_body" style:list-style-name="L53">
      <style:paragraph-properties fo:margin-left="2.501cm" fo:margin-right="0cm" fo:text-indent="-0.635cm" style:auto-text-indent="false"/>
    </style:style>
    <style:style style:name="P95" style:family="paragraph" style:parent-style-name="Text_20_body" style:list-style-name="L54">
      <style:paragraph-properties fo:margin-left="2.501cm" fo:margin-right="0cm" fo:text-indent="-0.635cm" style:auto-text-indent="false">
        <style:tab-stops>
          <style:tab-stop style:position="10.035cm"/>
        </style:tab-stops>
      </style:paragraph-properties>
    </style:style>
    <style:style style:name="P96" style:family="paragraph" style:parent-style-name="Text_20_body" style:list-style-name="L69">
      <style:paragraph-properties fo:margin-left="2.501cm" fo:margin-right="0cm" fo:text-indent="-0.635cm" style:auto-text-indent="false"/>
    </style:style>
    <style:style style:name="P97" style:family="paragraph" style:parent-style-name="Text_20_body" style:list-style-name="L13">
      <style:paragraph-properties fo:margin-left="3.752cm" fo:margin-right="0cm" fo:text-indent="-0.635cm" style:auto-text-indent="false"/>
    </style:style>
    <style:style style:name="P98" style:family="paragraph" style:parent-style-name="Text_20_body" style:list-style-name="L14">
      <style:paragraph-properties fo:margin-left="3.752cm" fo:margin-right="0cm" fo:text-indent="-0.635cm" style:auto-text-indent="false"/>
    </style:style>
    <style:style style:name="P99" style:family="paragraph" style:parent-style-name="Text_20_body" style:list-style-name="L17">
      <style:paragraph-properties fo:margin-left="3.752cm" fo:margin-right="0cm" fo:text-indent="-0.635cm" style:auto-text-indent="false">
        <style:tab-stops/>
      </style:paragraph-properties>
    </style:style>
    <style:style style:name="P100" style:family="paragraph" style:parent-style-name="Text_20_body" style:list-style-name="L38">
      <style:paragraph-properties fo:margin-left="3.752cm" fo:margin-right="0cm" fo:text-indent="-0.635cm" style:auto-text-indent="false">
        <style:tab-stops/>
      </style:paragraph-properties>
    </style:style>
    <style:style style:name="P101" style:family="paragraph" style:parent-style-name="Text_20_body" style:list-style-name="L15">
      <style:paragraph-properties fo:margin-left="2.549cm" fo:margin-right="0cm" fo:text-indent="-0.774cm" style:auto-text-indent="false">
        <style:tab-stops/>
      </style:paragraph-properties>
    </style:style>
    <style:style style:name="P102" style:family="paragraph" style:parent-style-name="Text_20_body" style:list-style-name="L15">
      <style:paragraph-properties fo:margin-left="2.581cm" fo:margin-right="0cm" fo:text-indent="-0.774cm" style:auto-text-indent="false">
        <style:tab-stops/>
      </style:paragraph-properties>
    </style:style>
    <style:style style:name="P103" style:family="paragraph" style:parent-style-name="Text_20_body" style:list-style-name="L16">
      <style:paragraph-properties fo:margin-left="2.485cm" fo:margin-right="0cm" fo:text-indent="-0.614cm" style:auto-text-indent="false">
        <style:tab-stops/>
      </style:paragraph-properties>
    </style:style>
    <style:style style:name="P104" style:family="paragraph" style:parent-style-name="Text_20_body" style:list-style-name="L28">
      <style:paragraph-properties fo:margin-left="1.866cm" fo:margin-right="0cm" fo:text-indent="0cm" style:auto-text-indent="false"/>
    </style:style>
    <style:style style:name="P105" style:family="paragraph" style:parent-style-name="Text_20_body" style:list-style-name="L33">
      <style:paragraph-properties fo:margin-left="1.743cm" fo:margin-right="0cm" fo:text-indent="0cm" style:auto-text-indent="false"/>
    </style:style>
    <style:style style:name="P106" style:family="paragraph" style:parent-style-name="Text_20_body" style:list-style-name="L34">
      <style:paragraph-properties fo:margin-left="1.937cm" fo:margin-right="0cm" fo:text-indent="0cm" style:auto-text-indent="false">
        <style:tab-stops/>
      </style:paragraph-properties>
    </style:style>
    <style:style style:name="P107" style:family="paragraph" style:parent-style-name="Text_20_body" style:list-style-name="L35">
      <style:paragraph-properties fo:margin-left="2.032cm" fo:margin-right="0cm" fo:text-indent="-0.032cm" style:auto-text-indent="false">
        <style:tab-stops/>
      </style:paragraph-properties>
    </style:style>
    <style:style style:name="P108" style:family="paragraph" style:parent-style-name="Text_20_body" style:list-style-name="L35">
      <style:paragraph-properties fo:margin-left="3.26cm" fo:margin-right="0cm" fo:text-indent="-1.226cm" style:auto-text-indent="false">
        <style:tab-stops>
          <style:tab-stop style:position="0.452cm"/>
        </style:tab-stops>
      </style:paragraph-properties>
    </style:style>
    <style:style style:name="P109" style:family="paragraph" style:parent-style-name="Text_20_body" style:list-style-name="L35">
      <style:paragraph-properties fo:margin-left="3.066cm" fo:margin-right="0cm" fo:text-indent="-1.097cm" style:auto-text-indent="false">
        <style:tab-stops/>
      </style:paragraph-properties>
    </style:style>
    <style:style style:name="P110" style:family="paragraph" style:parent-style-name="Text_20_body" style:list-style-name="L36">
      <style:paragraph-properties fo:margin-left="2.549cm" fo:margin-right="0cm" fo:text-indent="-0.614cm" style:auto-text-indent="false">
        <style:tab-stops/>
      </style:paragraph-properties>
    </style:style>
    <style:style style:name="P111" style:family="paragraph" style:parent-style-name="Text_20_body" style:list-style-name="L37">
      <style:paragraph-properties fo:margin-left="2.646cm" fo:margin-right="0cm" fo:text-indent="-0.614cm" style:auto-text-indent="false">
        <style:tab-stops/>
      </style:paragraph-properties>
    </style:style>
    <style:style style:name="P112" style:family="paragraph" style:parent-style-name="Body_20_A">
      <style:paragraph-properties style:snap-to-layout-grid="false"/>
      <style:text-properties fo:font-size="10pt" style:font-size-asian="10pt" style:font-size-complex="10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style:style style:name="fr1" style:family="graphic" style:parent-style-name="Frame">
      <style:graphic-properties style:vertical-pos="from-top" style:vertical-rel="paragraph" style:horizontal-pos="from-left" style:horizontal-rel="paragraph" fo:background-color="#e6e6e6" style:background-transparency="80%">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5"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6"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9">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dCommons TIMC Requirements</text:h>
      <text:p text:style-name="Text_20_body"/>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text:span text:style-name="Default_5f_20_5f_Paragraph_5f_20_5f_Font"><text:span text:style-name="T4">Date </text:span></text:span></text:p>
          </table:table-cell>
          <table:table-cell table:style-name="Table3.A1" office:value-type="string">
            <text:p text:style-name="P8"><text:span text:style-name="Default_5f_20_5f_Paragraph_5f_20_5f_Font"><text:span text:style-name="T4">Revision </text:span></text:span></text:p>
          </table:table-cell>
          <table:table-cell table:style-name="Table3.A1" office:value-type="string">
            <text:p text:style-name="P8"><text:span text:style-name="Default_5f_20_5f_Paragraph_5f_20_5f_Font"><text:span text:style-name="T4">Author </text:span></text:span></text:p>
          </table:table-cell>
          <table:table-cell table:style-name="Table3.A1" office:value-type="string">
            <text:p text:style-name="P8"><text:span text:style-name="Default_5f_20_5f_Paragraph_5f_20_5f_Font"><text:span text:style-name="T4">Comments </text:span></text:span></text:p>
          </table:table-cell>
        </table:table-row>
        <table:table-row table:style-name="Table3.1">
          <table:table-cell table:style-name="Table3.A1" office:value-type="string">
            <text:p text:style-name="P8"><text:span text:style-name="Default_5f_20_5f_Paragraph_5f_20_5f_Font">26 October 2009 </text:span></text:p>
          </table:table-cell>
          <table:table-cell table:style-name="Table3.A1" office:value-type="string">
            <text:p text:style-name="P8"><text:span text:style-name="Default_5f_20_5f_Paragraph_5f_20_5f_Font">A </text:span></text:p>
          </table:table-cell>
          <table:table-cell table:style-name="Table3.A1" office:value-type="string">
            <text:p text:style-name="P8"><text:span text:style-name="Default_5f_20_5f_Paragraph_5f_20_5f_Font">Simon Sadedin</text:span></text:p>
            <text:p text:style-name="P8"><text:span text:style-name="Default_5f_20_5f_Paragraph_5f_20_5f_Font">Susan Belanich</text:span></text:p>
          </table:table-cell>
          <table:table-cell table:style-name="Table3.A1" office:value-type="string">
            <text:p text:style-name="P8"><text:span text:style-name="Default_5f_20_5f_Paragraph_5f_20_5f_Font">Initial Draft </text:span></text:p>
          </table:table-cell>
        </table:table-row>
        <table:table-row table:style-name="Table3.1">
          <table:table-cell table:style-name="Table3.A1" office:value-type="string">
            <text:p text:style-name="P8"><text:span text:style-name="Default_5f_20_5f_Paragraph_5f_20_5f_Font"/></text:p>
          </table:table-cell>
          <table:table-cell table:style-name="Table3.A1" office:value-type="string">
            <text:p text:style-name="P8"><text:span text:style-name="Default_5f_20_5f_Paragraph_5f_20_5f_Font"/></text:p>
          </table:table-cell>
          <table:table-cell table:style-name="Table3.A1" office:value-type="string">
            <text:p text:style-name="P8"><text:span text:style-name="Default_5f_20_5f_Paragraph_5f_20_5f_Font"/></text:p>
          </table:table-cell>
          <table:table-cell table:style-name="Table3.A1" office:value-type="string">
            <text:p text:style-name="P8"><text:span text:style-name="Default_5f_20_5f_Paragraph_5f_20_5f_Font"/></text:p>
          </table:table-cell>
        </table:table-row>
      </table:table>
      <text:h text:style-name="P25" text:outline-level="1"/>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Default"/>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MedCommons TIMC Requirements<text:tab/>1</text:p>
          <text:p text:style-name="P21"><text:a xlink:type="simple" xlink:href="#__RefHeading__4421_1350600508" text:style-name="Default" text:visited-style-name="Default">1</text:a> Introduction<text:tab/>4</text:p>
          <text:p text:style-name="P21"><text:a xlink:type="simple" xlink:href="#__RefHeading__4423_1350600508" text:style-name="Default" text:visited-style-name="Default">2</text:a> Use Cases<text:tab/>4</text:p>
          <text:p text:style-name="P22">2.1 Actors<text:tab/><text:a xlink:type="simple" xlink:href="#__RefHeading__4425_1350600508" text:style-name="Default" text:visited-style-name="Default">4</text:a></text:p>
          <text:p text:style-name="P23">2.1.1 MedCommons Administrator<text:tab/><text:a xlink:type="simple" xlink:href="#__RefHeading__4427_1350600508" text:style-name="Default" text:visited-style-name="Default">4</text:a></text:p>
          <text:p text:style-name="P23">2.1.2 Uploader<text:tab/><text:a xlink:type="simple" xlink:href="#__RefHeading__4429_1350600508" text:style-name="Default" text:visited-style-name="Default">4</text:a></text:p>
          <text:p text:style-name="P23">2.1.3 TIMC Order System<text:tab/><text:a xlink:type="simple" xlink:href="#__RefHeading__4431_1350600508" text:style-name="Default" text:visited-style-name="Default">4</text:a></text:p>
          <text:p text:style-name="P23">2.1.4 DDL<text:tab/><text:a xlink:type="simple" xlink:href="#__RefHeading__4433_1350600508" text:style-name="Default" text:visited-style-name="Default">4</text:a></text:p>
          <text:p text:style-name="P23">2.1.5 Polling DDL<text:tab/><text:a xlink:type="simple" xlink:href="#__RefHeading__4435_1350600508" text:style-name="Default" text:visited-style-name="Default">4</text:a></text:p>
          <text:p text:style-name="P23">2.1.6 TIMC PACS<text:tab/><text:a xlink:type="simple" xlink:href="#__RefHeading__4437_1350600508" text:style-name="Default" text:visited-style-name="Default">4</text:a></text:p>
          <text:p text:style-name="P23">2.1.7 Image Analyst<text:tab/><text:a xlink:type="simple" xlink:href="#__RefHeading__4439_1350600508" text:style-name="Default" text:visited-style-name="Default">4</text:a></text:p>
          <text:p text:style-name="P22">2.2 Definitions <text:tab/><text:a xlink:type="simple" xlink:href="#__RefHeading__4441_1350600508" text:style-name="Default" text:visited-style-name="Default">5</text:a></text:p>
          <text:p text:style-name="P22">2.3 Use Cases <text:tab/><text:a xlink:type="simple" xlink:href="#__RefHeading__4443_1350600508" text:style-name="Default" text:visited-style-name="Default">6</text:a></text:p>
          <text:p text:style-name="P23">2.3.1 Upload Images<text:tab/><text:a xlink:type="simple" xlink:href="#__RefHeading__4445_1350600508" text:style-name="Default" text:visited-style-name="Default">6</text:a></text:p>
          <text:p text:style-name="P23">2.3.2 Polling DDL Forwards Image Data to PACS<text:tab/><text:a xlink:type="simple" xlink:href="#__RefHeading__4447_1350600508" text:style-name="Default" text:visited-style-name="Default">6</text:a></text:p>
          <text:p text:style-name="P21"><text:a xlink:type="simple" xlink:href="#__RefHeading__4449_1350600508" text:style-name="Default" text:visited-style-name="Default">3</text:a> Requirements<text:tab/>8</text:p>
          <text:p text:style-name="P22">3.1 General<text:tab/><text:a xlink:type="simple" xlink:href="#__RefHeading__4451_1350600508" text:style-name="Default" text:visited-style-name="Default">8</text:a></text:p>
          <text:p text:style-name="P22">3.2 Login and Authorization<text:tab/><text:a xlink:type="simple" xlink:href="#__RefHeading__4453_1350600508" text:style-name="Default" text:visited-style-name="Default">8</text:a></text:p>
          <text:p text:style-name="P23">3.2.1 Log In<text:tab/><text:a xlink:type="simple" xlink:href="#__RefHeading__4455_1350600508" text:style-name="Default" text:visited-style-name="Default">8</text:a></text:p>
          <text:p text:style-name="P22">3.3 Registration<text:tab/><text:a xlink:type="simple" xlink:href="#__RefHeading__27555517" text:style-name="Default" text:visited-style-name="Default">9</text:a></text:p>
          <text:p text:style-name="P22">3.4 Dashboard<text:tab/><text:a xlink:type="simple" xlink:href="#__RefHeading__4457_1350600508" text:style-name="Default" text:visited-style-name="Default">9</text:a></text:p>
          <text:p text:style-name="P23">3.4.1 Navigation<text:tab/><text:a xlink:type="simple" xlink:href="#__RefHeading__4459_1350600508" text:style-name="Default" text:visited-style-name="Default">10</text:a></text:p>
          <text:p text:style-name="P23">3.4.2 Patient List<text:tab/><text:a xlink:type="simple" xlink:href="#__RefHeading__4461_1350600508" text:style-name="Default" text:visited-style-name="Default">10</text:a></text:p>
          <text:p text:style-name="P22">3.5 DDL Control Page<text:tab/><text:a xlink:type="simple" xlink:href="#__RefHeading__4463_1350600508" text:style-name="Default" text:visited-style-name="Default">13</text:a></text:p>
          <text:p text:style-name="P23">3.5.1 Header Link<text:tab/><text:a xlink:type="simple" xlink:href="#__RefHeading__4465_1350600508" text:style-name="Default" text:visited-style-name="Default">13</text:a></text:p>
          <text:p text:style-name="P23">3.5.2 Shutdown Function<text:tab/><text:a xlink:type="simple" xlink:href="#__RefHeading__4467_1350600508" text:style-name="Default" text:visited-style-name="Default">13</text:a></text:p>
          <text:p text:style-name="P23">3.5.3 Start DDL Function<text:tab/><text:a xlink:type="simple" xlink:href="#__RefHeading__4469_1350600508" text:style-name="Default" text:visited-style-name="Default">13</text:a></text:p>
          <text:p text:style-name="P22">3.6 Settings<text:tab/><text:a xlink:type="simple" xlink:href="#__RefHeading__4471_1350600508" text:style-name="Default" text:visited-style-name="Default">13</text:a></text:p>
          <text:p text:style-name="P23">3.6.1 Tabbed Display<text:tab/><text:a xlink:type="simple" xlink:href="#__RefHeading__4473_1350600508" text:style-name="Default" text:visited-style-name="Default">13</text:a></text:p>
          <text:p text:style-name="P23">3.6.2 Personal Details<text:tab/><text:a xlink:type="simple" xlink:href="#__RefHeading__4475_1350600508" text:style-name="Default" text:visited-style-name="Default">14</text:a></text:p>
          <text:p text:style-name="P23">3.6.3 Password Management<text:tab/><text:a xlink:type="simple" xlink:href="#__RefHeading__36655376" text:style-name="Default" text:visited-style-name="Default">14</text:a></text:p>
          <text:p text:style-name="P23">3.6.4 Group Tab<text:tab/><text:a xlink:type="simple" xlink:href="#__RefHeading__4477_1350600508" text:style-name="Default" text:visited-style-name="Default">15</text:a></text:p>
          <text:p text:style-name="P23">3.6.5 Group Invitation Dialog<text:tab/><text:a xlink:type="simple" xlink:href="#__RefHeading__27386121" text:style-name="Default" text:visited-style-name="Default">16</text:a></text:p>
          <text:p text:style-name="P23"><text:soft-page-break/>3.6.6 Change Name Page<text:tab/><text:a xlink:type="simple" xlink:href="#__RefHeading__4479_1350600508" text:style-name="Default" text:visited-style-name="Default">17</text:a></text:p>
          <text:p text:style-name="P23">3.6.7 Change Email Page<text:tab/><text:a xlink:type="simple" xlink:href="#__RefHeading__4481_1350600508" text:style-name="Default" text:visited-style-name="Default">17</text:a></text:p>
          <text:p text:style-name="P22">3.7 HealthURL and Current CCR<text:tab/><text:a xlink:type="simple" xlink:href="#__RefHeading__32476312" text:style-name="Default" text:visited-style-name="Default">18</text:a></text:p>
          <text:p text:style-name="P23">3.7.1 CCRs<text:tab/><text:a xlink:type="simple" xlink:href="#__RefHeading__4483_1350600508" text:style-name="Default" text:visited-style-name="Default">18</text:a></text:p>
          <text:p text:style-name="P23">3.7.2 HealthURL<text:tab/><text:a xlink:type="simple" xlink:href="#__RefHeading__4485_1350600508" text:style-name="Default" text:visited-style-name="Default">18</text:a></text:p>
          <text:p text:style-name="P22">3.8 Patient Information Page (PIP)<text:tab/><text:a xlink:type="simple" xlink:href="#__RefHeading__36672827" text:style-name="Default" text:visited-style-name="Default">18</text:a></text:p>
          <text:p text:style-name="P23">3.8.1 Header<text:tab/><text:a xlink:type="simple" xlink:href="#__RefHeading__4487_1350600508" text:style-name="Default" text:visited-style-name="Default">18</text:a></text:p>
          <text:p text:style-name="P23">3.8.2 Activity Log Section<text:tab/><text:a xlink:type="simple" xlink:href="#__RefHeading__4489_1350600508" text:style-name="Default" text:visited-style-name="Default">18</text:a></text:p>
          <text:p text:style-name="P23">3.8.3 Consents Display <text:tab/><text:a xlink:type="simple" xlink:href="#__RefHeading__4491_1350600508" text:style-name="Default" text:visited-style-name="Default">20</text:a></text:p>
          <text:p text:style-name="P23">3.8.4 Share by Phone<text:tab/><text:a xlink:type="simple" xlink:href="#__RefHeading__4493_1350600508" text:style-name="Default" text:visited-style-name="Default">21</text:a></text:p>
          <text:p text:style-name="P23">3.8.5 Share with Open ID<text:tab/><text:a xlink:type="simple" xlink:href="#__RefHeading__4495_1350600508" text:style-name="Default" text:visited-style-name="Default">22</text:a></text:p>
          <text:p text:style-name="P22">3.9 Activity Logs<text:tab/><text:a xlink:type="simple" xlink:href="#__RefHeading__4497_1350600508" text:style-name="Default" text:visited-style-name="Default">23</text:a></text:p>
          <text:p text:style-name="P23">3.9.1 General<text:tab/><text:a xlink:type="simple" xlink:href="#__RefHeading__4499_1350600508" text:style-name="Default" text:visited-style-name="Default">23</text:a></text:p>
          <text:p text:style-name="P22">3.10 DICOM Upload Page<text:tab/><text:a xlink:type="simple" xlink:href="#__RefHeading__4501_1350600508" text:style-name="Default" text:visited-style-name="Default">23</text:a></text:p>
          <text:p text:style-name="P23">3.10.1 Callers Order Reference<text:tab/><text:a xlink:type="simple" xlink:href="#__RefHeading__4503_1350600508" text:style-name="Default" text:visited-style-name="Default">23</text:a></text:p>
          <text:p text:style-name="P23">3.10.2 Install Java<text:tab/><text:a xlink:type="simple" xlink:href="#__RefHeading__4505_1350600508" text:style-name="Default" text:visited-style-name="Default">23</text:a></text:p>
          <text:p text:style-name="P23">3.10.3 Start DDL<text:tab/><text:a xlink:type="simple" xlink:href="#__RefHeading__4507_1350600508" text:style-name="Default" text:visited-style-name="Default">24</text:a></text:p>
          <text:p text:style-name="P23">3.10.4 DICOM Source<text:tab/><text:a xlink:type="simple" xlink:href="#__RefHeading__35522464" text:style-name="Default" text:visited-style-name="Default">24</text:a></text:p>
          <text:p text:style-name="P23">3.10.5 Image Selection – TIMC Order<text:tab/><text:a xlink:type="simple" xlink:href="#__RefHeading__35584491" text:style-name="Default" text:visited-style-name="Default">24</text:a></text:p>
          <text:p text:style-name="P23">3.10.6 Send Content<text:tab/><text:a xlink:type="simple" xlink:href="#__RefHeading__4509_1350600508" text:style-name="Default" text:visited-style-name="Default">25</text:a></text:p>
          <text:p text:style-name="P23">3.10.7 Problem Reports<text:tab/><text:a xlink:type="simple" xlink:href="#__RefHeading__4511_1350600508" text:style-name="Default" text:visited-style-name="Default">27</text:a></text:p>
          <text:p text:style-name="P22">3.11 Vouchers<text:tab/><text:a xlink:type="simple" xlink:href="#__RefHeading__4513_1350600508" text:style-name="Default" text:visited-style-name="Default">27</text:a></text:p>
          <text:p text:style-name="P23">3.11.1 Claim<text:tab/><text:a xlink:type="simple" xlink:href="#__RefHeading__36534265" text:style-name="Default" text:visited-style-name="Default">27</text:a></text:p>
          <text:p text:style-name="P23">3.11.2 Access<text:tab/><text:a xlink:type="simple" xlink:href="#__RefHeading__4515_1350600508" text:style-name="Default" text:visited-style-name="Default">27</text:a></text:p>
          <text:p text:style-name="P23">3.11.3 Dashboard<text:tab/><text:a xlink:type="simple" xlink:href="#__RefHeading__4517_1350600508" text:style-name="Default" text:visited-style-name="Default">28</text:a></text:p>
          <text:p text:style-name="P23">3.11.4 Settings<text:tab/><text:a xlink:type="simple" xlink:href="#__RefHeading__4519_1350600508" text:style-name="Default" text:visited-style-name="Default">28</text:a></text:p>
          <text:p text:style-name="P22">3.12 Order Management<text:tab/><text:a xlink:type="simple" xlink:href="#__RefHeading__4521_1350600508" text:style-name="Default" text:visited-style-name="Default">29</text:a></text:p>
          <text:p text:style-name="P23">3.12.1 Order Creation<text:tab/><text:a xlink:type="simple" xlink:href="#__RefHeading__4523_1350600508" text:style-name="Default" text:visited-style-name="Default">29</text:a></text:p>
          <text:p text:style-name="P23">3.12.2 Status Display<text:tab/><text:a xlink:type="simple" xlink:href="#__RefHeading__4525_1350600508" text:style-name="Default" text:visited-style-name="Default">30</text:a></text:p>
          <text:p text:style-name="P23">3.12.3 Notifications<text:tab/><text:a xlink:type="simple" xlink:href="#__RefHeading__4527_1350600508" text:style-name="Default" text:visited-style-name="Default">31</text:a></text:p>
          <text:p text:style-name="P23">3.12.4 Security – TIMC<text:tab/><text:a xlink:type="simple" xlink:href="#__RefHeading__4529_1350600508" text:style-name="Default" text:visited-style-name="Default">32</text:a></text:p>
          <text:p text:style-name="P22">3.13 Viewer<text:tab/><text:a xlink:type="simple" xlink:href="#__RefHeading__4531_1350600508" text:style-name="Default" text:visited-style-name="Default">32</text:a></text:p>
          <text:p text:style-name="P23">3.13.1 Menus <text:tab/><text:a xlink:type="simple" xlink:href="#__RefHeading__4533_1350600508" text:style-name="Default" text:visited-style-name="Default">32</text:a></text:p>
          <text:p text:style-name="P23">3.13.2 Header<text:tab/><text:a xlink:type="simple" xlink:href="#__RefHeading__4535_1350600508" text:style-name="Default" text:visited-style-name="Default">32</text:a></text:p>
          <text:p text:style-name="P23">3.13.3 CCR<text:tab/><text:a xlink:type="simple" xlink:href="#__RefHeading__4537_1350600508" text:style-name="Default" text:visited-style-name="Default">33</text:a></text:p>
          <text:p text:style-name="P23">3.13.4 CCRs and Tabs<text:tab/><text:a xlink:type="simple" xlink:href="#__RefHeading__4539_1350600508" text:style-name="Default" text:visited-style-name="Default">33</text:a></text:p>
          <text:p text:style-name="P23">3.13.5 Thumbnails and Scrolling<text:tab/><text:a xlink:type="simple" xlink:href="#__RefHeading__4541_1350600508" text:style-name="Default" text:visited-style-name="Default">33</text:a></text:p>
          <text:p text:style-name="P23">3.13.6 Main Image Display Area<text:tab/><text:a xlink:type="simple" xlink:href="#__RefHeading__4543_1350600508" text:style-name="Default" text:visited-style-name="Default">35</text:a></text:p>
          <text:p text:style-name="P23">3.13.7 Overlays<text:tab/><text:a xlink:type="simple" xlink:href="#__RefHeading__34313479" text:style-name="Default" text:visited-style-name="Default">35</text:a></text:p>
          <text:p text:style-name="P23">3.13.8 Window/Level Presets<text:tab/><text:a xlink:type="simple" xlink:href="#__RefHeading__4545_1350600508" text:style-name="Default" text:visited-style-name="Default">36</text:a></text:p>
          <text:p text:style-name="P22">3.14 DDL<text:tab/><text:a xlink:type="simple" xlink:href="#__RefHeading__4547_1350600508" text:style-name="Default" text:visited-style-name="Default">36</text:a></text:p>
          <text:p text:style-name="P23">3.14.1 Start Poller Page<text:tab/><text:a xlink:type="simple" xlink:href="#__RefHeading__4549_1350600508" text:style-name="Default" text:visited-style-name="Default">36</text:a></text:p>
          <text:p text:style-name="P23">3.14.2 Polling<text:tab/><text:a xlink:type="simple" xlink:href="#__RefHeading__39246642" text:style-name="Default" text:visited-style-name="Default">37</text:a></text:p>
          <text:p text:style-name="P23">3.14.3 Configuration<text:tab/><text:a xlink:type="simple" xlink:href="#__RefHeading__4551_1350600508" text:style-name="Default" text:visited-style-name="Default">37</text:a></text:p>
          <text:p text:style-name="P23">3.14.4 Proxy<text:tab/><text:a xlink:type="simple" xlink:href="#__RefHeading__4553_1350600508" text:style-name="Default" text:visited-style-name="Default">38</text:a></text:p>
          <text:p text:style-name="P23">3.14.5 Automatic Restart<text:tab/><text:a xlink:type="simple" xlink:href="#__RefHeading__4555_1350600508" text:style-name="Default" text:visited-style-name="Default">38</text:a></text:p>
          <text:p text:style-name="P23">3.14.6 Transfer<text:tab/><text:a xlink:type="simple" xlink:href="#__RefHeading__4557_1350600508" text:style-name="Default" text:visited-style-name="Default">38</text:a></text:p>
          <text:p text:style-name="P23"><text:soft-page-break/>3.14.7 Security<text:tab/><text:a xlink:type="simple" xlink:href="#__RefHeading__4559_1350600508" text:style-name="Default" text:visited-style-name="Default">39</text:a></text:p>
          <text:p text:style-name="P22">3.15 Formats<text:tab/><text:a xlink:type="simple" xlink:href="#__RefHeading__4561_1350600508" text:style-name="Default" text:visited-style-name="Default">39</text:a></text:p>
          <text:p text:style-name="P23">3.15.1 Relative Date Time<text:tab/><text:a xlink:type="simple" xlink:href="#__RefHeading__37511964" text:style-name="Default" text:visited-style-name="Default">39</text:a></text:p>
          <text:p text:style-name="P23">3.15.2 Full Date Time<text:tab/><text:a xlink:type="simple" xlink:href="#__RefHeading__37232529" text:style-name="Default" text:visited-style-name="Default">39</text:a></text:p>
          <text:p text:style-name="P23">3.15.3 MedCommons Account ID<text:tab/><text:a xlink:type="simple" xlink:href="#__RefHeading__4563_1350600508" text:style-name="Default" text:visited-style-name="Default">40</text:a></text:p>
        </text:index-body>
      </text:table-of-content>
      <text:p text:style-name="Text_20_body"/>
      <text:p text:style-name="Text_20_body"/>
      <text:p text:style-name="Text_20_body"/>
      <text:h text:style-name="P26" text:outline-level="2"><text:bookmark text:name="__RefHeading__4421_1350600508"/>Introduction<text:bookmark-end text:name="__RefHeading__4421_1350600508"/></text:h>
      <text:p text:style-name="Text_20_body">This document defines requirements for the subset of features that will go live for clinical use in the MedCommons TIMC project.</text:p>
      <text:h text:style-name="Heading_20_2" text:outline-level="2"><text:bookmark text:name="__RefHeading__4423_1350600508"/>Use Cases<text:bookmark-end text:name="__RefHeading__4423_1350600508"/></text:h>
      <text:h text:style-name="Heading_20_3" text:outline-level="3"><text:bookmark text:name="__RefHeading__4425_1350600508"/>Actors<text:bookmark-end text:name="__RefHeading__4425_1350600508"/></text:h>
      <text:h text:style-name="Heading_20_4" text:outline-level="4"><text:bookmark text:name="__RefHeading__4427_1350600508"/>MedCommons Administrator<text:bookmark-end text:name="__RefHeading__4427_1350600508"/></text:h>
      <text:p text:style-name="Text_20_body">Staff from MedCommons may access the system in order to provide support, resolve issues, or perform account maintenance activities that may not be supported by the default features in the product.</text:p>
      <text:h text:style-name="Heading_20_4" text:outline-level="4"><text:bookmark text:name="__RefHeading__4429_1350600508"/>Uploader<text:bookmark-end text:name="__RefHeading__4429_1350600508"/></text:h>
      <text:p text:style-name="Text_20_body">An Uploader is typically a doctor or imaging center personnel. <text:s text:c="2"/>They do not usually <text:s/>have an account or any formal identity within MedCommons. <text:s text:c="2"/>They interact with upload screens to send images to TIMC via MedCommons. <text:s text:c="2"/>They install DDL software on their computer to perform uploads.</text:p>
      <text:h text:style-name="Heading_20_4" text:outline-level="4"><text:bookmark text:name="__RefHeading__4431_1350600508"/>TIMC Order System<text:bookmark-end text:name="__RefHeading__4431_1350600508"/></text:h>
      <text:p text:style-name="Text_20_body">The TIMC Order system calls MedCommons to create new orders, and to query status of existing orders.</text:p>
      <text:h text:style-name="Heading_20_4" text:outline-level="4"><text:bookmark text:name="__RefHeading__4433_1350600508"/>DDL<text:bookmark-end text:name="__RefHeading__4433_1350600508"/></text:h>
      <text:p text:style-name="Text_20_body">A DDL is a software component installed by an end user. <text:s text:c="2"/>Both Patients and Doctors may install a DDL. <text:s text:c="2"/>The DDL is usually controlled by the Actor who installed it, however there are use cases where a DDL may initiate actions on its own.</text:p>
      <text:h text:style-name="Heading_20_4" text:outline-level="4"><text:bookmark text:name="__RefHeading__4435_1350600508"/>Polling DDL<text:bookmark-end text:name="__RefHeading__4435_1350600508"/></text:h>
      <text:p text:style-name="Text_20_body">A polling DDL queries the MedCommons system for information about new orders and downloads them when they appear. <text:s text:c="2"/>It will typically (but not necessarily) forward those orders to a PACS.</text:p>
      <text:h text:style-name="Heading_20_4" text:outline-level="4"><text:bookmark text:name="__RefHeading__4437_1350600508"/>TIMC PACS<text:bookmark-end text:name="__RefHeading__4437_1350600508"/></text:h>
      <text:p text:style-name="Text_20_body">A PACS is computer system that receives images that are downloaded from MedCommons. <text:s text:c="2"/>A Workstation may also receive images in place of a PACS; <text:s/>in this document we will use PACS to refer to both of these types of systems as they both provide the same interface to MedCommons, which is a DICOM end-point (SCU).</text:p>
      <text:h text:style-name="Heading_20_4" text:outline-level="4"><text:bookmark text:name="__RefHeading__4439_1350600508"/>Image Analyst<text:bookmark-end text:name="__RefHeading__4439_1350600508"/></text:h>
      <text:p text:style-name="Text_20_body">An image analyst is a person who views images for clinical reasons. <text:s text:c="2"/>Image analysts look at images through a workstation or examine patient information in a PACS. <text:s/>Image analysts will not interact <text:soft-page-break/>directly with MedCommons, however they may receive emails from MedCommons that serve as reminders or notifications about image uploads.</text:p>
      <text:h text:style-name="Heading_20_3" text:outline-level="3"><text:bookmark text:name="__RefHeading__4441_1350600508"/>Definitions<text:tab/><text:bookmark-end text:name="__RefHeading__4441_1350600508"/></text:h>
      <text:h text:style-name="Heading_20_5" text:outline-level="5"><text:span text:style-name="T2">HealthURL</text:span><text:span text:style-name="T1"> - </text:span>The group of CCRs that belong to a Patient and the transitive set of all the data they reference are known collectively as the Patient's <text:span text:style-name="T1">HealthURL</text:span>.</text:h>
      <text:h text:style-name="Heading_20_5" text:outline-level="5">Group <text:s/>- <text:s/>A collection of users who share visibility of a shared set of Patients</text:h>
      <text:h text:style-name="Heading_20_5" text:outline-level="5">Consent – information about whether an entity is allowed to access a Patient account in a particular way. <text:s text:c="2"/></text:h>
      <text:h text:style-name="Heading_20_5" text:outline-level="5">External Share – a link to an identity of an entity outside of MedCommons</text:h>
      <text:h text:style-name="Heading_20_5" text:outline-level="5">Appliance – a single logical instance of a MedCommons system consisting of Accounts, Console and one or more Gateways. <text:s text:c="2"/>May be spread across many physical computers.</text:h>
      <text:h text:style-name="Heading_20_5" text:outline-level="5">Series – a DICOM Series. <text:s/>A set of DICOM images from a single imaging operation conducted by a radiology device.</text:h>
      <text:h text:style-name="Heading_20_5" text:outline-level="5">Order – a set of information associated with a set of DICOM images about it's handling and processing</text:h>
      <text:h text:style-name="Heading_20_5" text:outline-level="5">Claim - <text:s/>the granting of ownership of a Patient account to an entity claiming to be the Patient or an agent of the Patient</text:h>
      <text:h text:style-name="Heading_20_5" text:outline-level="5">Voucher – a temporary authorization that allows a 3<text:span text:style-name="T3">rd</text:span> party to Claim an account using a Voucher ID and PIN</text:h>
      <text:h text:style-name="Heading_20_5" text:outline-level="5">Temporary Account – a MedCommons Account associated with a Voucher</text:h>
      <text:h text:style-name="Heading_20_5" text:outline-level="5">Tracking Number – A 12 digit number identifying a specific, saved, CCR</text:h>
      <text:h text:style-name="P27" text:outline-level="3"><text:bookmark text:name="__RefHeading__4443_1350600508"/>Use Cases <text:bookmark-end text:name="__RefHeading__4443_1350600508"/></text:h>
      <text:p text:style-name="Text_20_body">The following use cases motivate requirements. <text:s text:c="2"/>They describe the fundamental interactions that generate the requirement. <text:s text:c="2"/>However they purely descriptive and don't completely cover all requirements.</text:p>
      <text:h text:style-name="Heading_20_4" text:outline-level="4"><text:bookmark text:name="__RefHeading__4445_1350600508"/>Upload Images<text:bookmark-end text:name="__RefHeading__4445_1350600508"/></text:h>
      <text:list xml:id="list36415153" text:style-name="L1">
        <text:list-item>
          <text:p text:style-name="P34">Image Uploader logs into TIMC web site, navigates to order screen</text:p>
        </text:list-item>
      </text:list>
      <text:list xml:id="list36430683" text:style-name="L2">
        <text:list-item>
          <text:p text:style-name="P35">TIMC order entry page shows</text:p>
        </text:list-item>
      </text:list>
      <text:list xml:id="list36694506" text:continue-list="list36415153" text:style-name="L1">
        <text:list-item>
          <text:p text:style-name="P34">Image Uploader fills in fields and creates new order</text:p>
        </text:list-item>
      </text:list>
      <text:list xml:id="list36435698" text:style-name="L3">
        <text:list-item>
          <text:p text:style-name="P36">Popup window opens and displays DICOM Upload Page</text:p>
        </text:list-item>
        <text:list-item>
          <text:p text:style-name="P36">Screen shows “Detecting DDL” message <text:s/>and eventually Start DDL button</text:p>
        </text:list-item>
      </text:list>
      <text:list xml:id="list36704151" text:continue-list="list36694506" text:style-name="L1">
        <text:list-item>
          <text:p text:style-name="P34">Image Uploader Starts DDL</text:p>
        </text:list-item>
      </text:list>
      <text:list xml:id="list36414749" text:style-name="L4">
        <text:list-item>
          <text:p text:style-name="P37">DDL downloads and begins running</text:p>
        </text:list-item>
        <text:list-item>
          <text:p text:style-name="P37">Shows button allowing user to select folders</text:p>
        </text:list-item>
      </text:list>
      <text:list xml:id="list36694901" text:continue-list="list36704151" text:style-name="L1">
        <text:list-item>
          <text:p text:style-name="P34">Image Uploader Selects CD</text:p>
        </text:list-item>
      </text:list>
      <text:list xml:id="list36425410" text:style-name="L5">
        <text:list-item>
          <text:p text:style-name="P38">Folder Selection dialog shows </text:p>
        </text:list-item>
        <text:list-item>
          <text:p text:style-name="P38">Image Uploader selects a CD</text:p>
        </text:list-item>
        <text:list-item>
          <text:p text:style-name="P38">System scans CD, showing progress / status message until scan is complete</text:p>
        </text:list-item>
        <text:list-item>
          <text:p text:style-name="P38">System displays information about contents of CD, allows selection of Study and Series to send</text:p>
        </text:list-item>
      </text:list>
      <text:list xml:id="list36677084" text:continue-list="list36694901" text:style-name="L1">
        <text:list-item>
          <text:p text:style-name="P34">Image Uploader Sends Images</text:p>
        </text:list-item>
      </text:list>
      <text:list xml:id="list36415640" text:style-name="L6">
        <text:list-item>
          <text:p text:style-name="P39">System creates HealthURL</text:p>
        </text:list-item>
        <text:list-item>
          <text:p text:style-name="P39">System uploads images to HealthURL</text:p>
        </text:list-item>
        <text:list-item>
          <text:p text:style-name="P39">System displays progress until finished</text:p>
        </text:list-item>
      </text:list>
      <text:list xml:id="list36679320" text:continue-list="list36677084" text:style-name="L1">
        <text:list-item>
          <text:p text:style-name="P34">Image Uploader Clicks HealthURL to Verify Upload in Viewer</text:p>
        </text:list-item>
      </text:list>
      <text:list xml:id="list36404533" text:style-name="L7">
        <text:list-item>
          <text:p text:style-name="P40">System displays window showing MedCommons Viewer with patient details and images </text:p>
        </text:list-item>
      </text:list>
      <text:h text:style-name="Heading_20_4" text:outline-level="4"><text:bookmark text:name="__RefHeading__4447_1350600508"/>Polling DDL Forwards Image Data to PACS<text:bookmark-end text:name="__RefHeading__4447_1350600508"/></text:h>
      <text:list xml:id="list36431294" text:style-name="L8">
        <text:list-item>
          <text:p text:style-name="P41">Polling DDL queries Appliance for recent orders</text:p>
        </text:list-item>
      </text:list>
      <text:list xml:id="list36410105" text:style-name="L9">
        <text:list-item>
          <text:p text:style-name="P42">Appliance responds with XML containing recent orders</text:p>
        </text:list-item>
      </text:list>
      <text:list xml:id="list36685504" text:continue-list="list36431294" text:style-name="L8">
        <text:list-item>
          <text:p text:style-name="P41">Polling DDL examines recent orders and determines that there are new Orders. <text:s/>Polling DDL requests download of new order from Appliance</text:p>
        </text:list-item>
      </text:list>
      <text:list xml:id="list36423924" text:style-name="L10">
        <text:list-item>
          <text:p text:style-name="P43">Appliance sends image data to Polling DDL</text:p>
        </text:list-item>
        <text:list-item>
          <text:p text:style-name="P43"><text:soft-page-break/>Appliance notifies Image Analysts that new Image Data is available</text:p>
        </text:list-item>
      </text:list>
      <text:list xml:id="list36673695" text:continue-list="list36685504" text:style-name="L8">
        <text:list-item>
          <text:p text:style-name="P41">Polling DDL stores image data to local computer</text:p>
        </text:list-item>
        <text:list-item>
          <text:p text:style-name="P41">Polling DDL performs DICOM CSTORE to send image data to remote PACS</text:p>
        </text:list-item>
      </text:list>
      <text:list xml:id="list36427633" text:style-name="L11">
        <text:list-item>
          <text:p text:style-name="P44">remote PACS receives data, updates patient information</text:p>
        </text:list-item>
      </text:list>
      <text:p text:style-name="Text_20_body"/>
      <text:h text:style-name="Heading_20_4" text:outline-level="4" text:is-list-header="true"><text:soft-page-break/></text:h>
      <text:h text:style-name="Heading_20_2" text:outline-level="2"><text:bookmark text:name="__RefHeading__4449_1350600508"/>Requirements<text:bookmark-end text:name="__RefHeading__4449_1350600508"/></text:h>
      <text:h text:style-name="Heading_20_3" text:outline-level="3"><text:bookmark text:name="__RefHeading__4451_1350600508"/>General<text:bookmark-end text:name="__RefHeading__4451_1350600508"/></text:h>
      <text:h text:style-name="Heading_20_5" text:outline-level="5">Unless otherwise specified, pages will load within 15 seconds on a broadband internet connection.</text:h>
      <text:h text:style-name="Heading_20_5" text:outline-level="5">Supported platforms are PC or Mac that with Java 5 (1.5) or better and IE 7+ or FF 3+. <text:s/>Other browsers and platforms are not supported.</text:h>
      <text:h text:style-name="Heading_20_5" text:outline-level="5">All DICOM related functions work for CT, MR and PET images, both compressed and uncompressed</text:h>
      <text:h text:style-name="Heading_20_3" text:outline-level="3"><text:bookmark text:name="__RefHeading__4453_1350600508"/>Login and Authorization<text:bookmark-end text:name="__RefHeading__4453_1350600508"/></text:h>
      <text:h text:style-name="Heading_20_4" text:outline-level="4"><text:bookmark text:name="__RefHeading__4455_1350600508"/>Log In<text:bookmark-end text:name="__RefHeading__4455_1350600508"/></text:h>
      <text:h text:style-name="Heading_20_5" text:outline-level="5">All pages that access PHI or control settings that affect the accessibility of PHI in any way <text:s/>are Restricted Pages. <text:s text:c="3"/>Restricted Pages require a login session in order to access them.</text:h>
      <text:h text:style-name="Heading_20_5" text:outline-level="5">A login session can be <text:s/>initiated by entering an email address and the correct password on the login page.</text:h>
      <text:h text:style-name="Heading_20_5" text:outline-level="5">Attempting to access a Restricted Page without a valid login session displays the login page.</text:h>
      <text:h text:style-name="Heading_20_5" text:outline-level="5">A logged in user who is inactive for more than 15 minutes is automatically logged out and their login session is no longer valid.</text:h>
      <text:h text:style-name="Heading_20_5" text:outline-level="5">Entering an incorrect password on the login page increments a login counter on the user record that was accessed if the last login attempt was less than 5 minutes ago. <text:s/>If the last login attempt for that account was more than 5 minutes ago then the login counter is reset to zero. <text:s/>Successful creation of a login session also causes the counter to reset to zero.</text:h>
      <text:h text:style-name="Heading_20_5" text:outline-level="5">A login attempt that increases the login counter to more than 3, or any login attempt while the counter is more than 3, <text:s/>is rejected and a message is displayed to the user asking them to wait for 5 minutes to try again. <text:s text:c="2"/></text:h>
      <text:h text:style-name="Heading_20_5" text:outline-level="5">During a Login session a Logout link is displayed at the top of all pages except the Viewer. <text:s/>Clicking Logout ends the user's login session and returns them to the state of an unlogged in user.</text:h>
      <text:h text:style-name="Heading_20_5" text:outline-level="5"><text:soft-page-break/>During a Login session, a “Login Stamp” consisting of the user's photo, their First and Last name, MedCommons Account Id and email is displayed in the top right hand corner on all pages except the Viewer</text:h>
      <text:h text:style-name="Heading_20_3" text:outline-level="3"><text:bookmark text:name="__RefHeading__27555517"/>Registration<text:bookmark-end text:name="__RefHeading__27555517"/></text:h>
      <text:h text:style-name="Heading_20_5" text:outline-level="5">A user cannot login until they are registered</text:h>
      <text:h text:style-name="Heading_20_5" text:outline-level="5">A user must supply a valid email address and password in order to register</text:h>
      <text:h text:style-name="Heading_20_5" text:outline-level="5">Password – the user must supply a password of 8 or more characters</text:h>
      <text:h text:style-name="Heading_20_5" text:outline-level="5">Password Verification – the user must enter their chosen password twice. <text:s/>Registration is not accepted unless both passwords match.</text:h>
      <text:h text:style-name="Heading_20_5" text:outline-level="5">Users are informed during registration that sharing passwords is not permitted</text:h>
      <text:h text:style-name="Heading_20_5" text:outline-level="5">Terms of Use – the user must check a box to indicate they understand and agree to the Terms of Use</text:h>
      <text:h text:style-name="Heading_20_5" text:outline-level="5">A link to the Terms of Use is displayed to the user prior to registering. <text:s/>Clicking the link opens the current Terms of Use in a popup window</text:h>
      <text:h text:style-name="Heading_20_5" text:outline-level="5">Email Confirmation - to complete registration a user must confirm their email address by responding to a cryptographically secure link sent to their email address. <text:s text:c="3"/>Until the confirmation link is clicked login is refused using the registered credentials.</text:h>
      <text:h text:style-name="Heading_20_5" text:outline-level="5">Verification Page – when the user clicks the registration verification link they are shown a page containing</text:h>
      <text:list xml:id="list36413030" text:style-name="L12">
        <text:list-item>
          <text:list>
            <text:list-item>
              <text:list>
                <text:list-item>
                  <text:p text:style-name="P45">their registered name (if any)</text:p>
                </text:list-item>
                <text:list-item>
                  <text:p text:style-name="P45">their email address</text:p>
                </text:list-item>
                <text:list-item>
                  <text:p text:style-name="P45">the domain of the appliance they registered the account at</text:p>
                </text:list-item>
                <text:list-item>
                  <text:p text:style-name="P45">their MedCommons Account ID</text:p>
                </text:list-item>
                <text:list-item>
                  <text:p text:style-name="P45">12 recovery passwords</text:p>
                </text:list-item>
              </text:list>
            </text:list-item>
          </text:list>
        </text:list-item>
      </text:list>
      <text:p text:style-name="Text_20_body"/>
      <text:h text:style-name="Heading_20_3" text:outline-level="3"><text:bookmark text:name="__RefHeading__4457_1350600508"/>Dashboard<text:bookmark-end text:name="__RefHeading__4457_1350600508"/></text:h>
      <text:p text:style-name="Text_20_body">This section describes the Dashboard for a user who is a member of a Group.</text:p>
      <text:h text:style-name="Heading_20_4" text:outline-level="4"><text:bookmark text:name="__RefHeading__4459_1350600508"/><text:soft-page-break/>Navigation<text:bookmark-end text:name="__RefHeading__4459_1350600508"/></text:h>
      <text:h text:style-name="Heading_20_5" text:outline-level="5">The header section contains links to the Dashboard, Settings and Logout</text:h>
      <text:h text:style-name="Heading_20_5" text:outline-level="5">The footer section contains a link to the Contact Us page</text:h>
      <text:h text:style-name="Heading_20_4" text:outline-level="4"><text:bookmark text:name="__RefHeading__4461_1350600508"/>Patient List<text:bookmark-end text:name="__RefHeading__4461_1350600508"/></text:h>
      <text:h text:style-name="Heading_20_5" text:outline-level="5">The Patient List includes all Patients that have been created by DICOM uploads to the user's Group</text:h>
      <text:h text:style-name="Heading_20_5" text:outline-level="5">Patients are ordered in the order that patient uploads were initiated, in descending order (newest first).</text:h>
      <text:h text:style-name="Heading_20_5" text:outline-level="5">When the number of patients that would be displayed exceeds a configurable limit, only the first page of patients is displayed and a list of page links is displayed, one for each page of patients that are available</text:h>
      <text:h text:style-name="Heading_20_5" text:outline-level="5">When a list of page links is displayed the user may click any link to see the corresponding page of patients. <text:s text:c="4"/>When such a page is displayed, the patient list still updates in real time and stays on the corresponding page.</text:h>
      <text:h text:style-name="Heading_20_5" text:outline-level="5">The list of displayed patients updates in “real time”, ie: without any manual action on the user's part. <text:s text:c="3"/>Displayed data should experience a maximum delay of 30 seconds compared to the same data displayed by refreshing the page.</text:h>
      <text:h text:style-name="Heading_20_5" text:outline-level="5"><text:bookmark text:name="__RefHeading__32403446"/>The Patient List displays information for each Patient as follows:<text:bookmark-end text:name="__RefHeading__32403446"/></text:h>
      <text:list xml:id="list36415299" text:style-name="L13">
        <text:list-item>
          <text:p text:style-name="P84">Patient Name in the format First Name followed by Last Name</text:p>
        </text:list-item>
        <text:list-item>
          <text:p text:style-name="P84">Date of most recent update, displayed as a Relative Date Time (see Section <text:bookmark-ref text:reference-format="number-no-superior" text:ref-name="__RefHeading__37511964">3.15.1</text:bookmark-ref>)</text:p>
        </text:list-item>
        <text:list-item>
          <text:p text:style-name="P84">Purpose – a textual description of the primary reason for the patient data. <text:s/>When the patient data is in the system as a result of DICOM imaging, the text is the description extracted from the meta data in the first DICOM series.</text:p>
        </text:list-item>
        <text:list-item>
          <text:p text:style-name="P84">Status – when a patient was created in association with an order in the TIMC system the status field is populated with the status of the order using following text descriptions for the DICOM order states:</text:p>
          <text:list>
            <text:list-item>
              <text:p text:style-name="P97">DDL_ORDER_ACCEPTED =&gt; New</text:p>
            </text:list-item>
            <text:list-item>
              <text:p text:style-name="P97">DDL_ORDER_MATCHED =&gt; Uploading</text:p>
            </text:list-item>
            <text:list-item>
              <text:p text:style-name="P97">DDL_ORDER_XMITING =&gt; <text:s/>Uploading</text:p>
            </text:list-item>
            <text:list-item>
              <text:p text:style-name="P97">DDL_ORDER_UPLOAD_COMPLETE =&gt; Uploaded</text:p>
            </text:list-item>
            <text:list-item>
              <text:p text:style-name="P97">DDL_ORDER_DOWNLOAD_COMPLETE =&gt; Downloaded</text:p>
            </text:list-item>
            <text:list-item>
              <text:p text:style-name="P97"><text:soft-page-break/>DDL_ORDER_COMPLETE =&gt; Stored</text:p>
            </text:list-item>
            <text:list-item>
              <text:p text:style-name="P97">DDL_ORDER_ERROR =&gt; Error</text:p>
            </text:list-item>
          </text:list>
        </text:list-item>
      </text:list>
      <text:p text:style-name="P1">If the patient is not associated with a TIMC order then the status field is blank.</text:p>
      <text:list xml:id="list36700081" text:continue-numbering="true" text:style-name="L13">
        <text:list-item>
          <text:p text:style-name="P84">DICOM Icon – when a patient is associated with a TIMC Order and DICOM has been successfully uploaded, an icon will display indicating one of three states:</text:p>
        </text:list-item>
      </text:list>
      <text:list xml:id="list36410560" text:style-name="L14">
        <text:list-item>
          <text:list>
            <text:list-item>
              <text:p text:style-name="P98">the data has never been manually downloaded</text:p>
            </text:list-item>
            <text:list-item>
              <text:p text:style-name="P98">the data is currently downloading</text:p>
            </text:list-item>
            <text:list-item>
              <text:p text:style-name="P98">the data has been downloaded at least once</text:p>
            </text:list-item>
          </text:list>
        </text:list-item>
      </text:list>
      <text:p text:style-name="P2">Clicking on the icon in states (1) and (3) initiates a download. <text:s/>This action is defined below in Section <text:bookmark-ref text:reference-format="number-no-superior" text:ref-name="__RefHeading__32485173">3.4.2.13</text:bookmark-ref>.</text:p>
      <text:p text:style-name="P2">If a patient is not associated with a TIMC order then this field is blank.</text:p>
      <text:list xml:id="list36696431" text:continue-list="list36700081" text:style-name="L13">
        <text:list-item>
          <text:p text:style-name="P84">Download Progress – if a manual download initiated by clicking on the DICOM Icon is in progress then an approximate indicator of the progress of the download is displayed in a separate icon in the form of a pie chart. <text:s/>This indicator will not lag more than <text:s/>60 seconds from actual data and will not have worse than 15% precision.</text:p>
        </text:list-item>
      </text:list>
      <text:h text:style-name="Heading_20_5" text:outline-level="5">Patient Count. <text:s text:c="2"/>The total number of patients is displayed at the bottom of the Patient List as well as the number visible on the current screen in the form “Showing x of X Patients” where x is the number currently visible and X is the total number of viewable patients.</text:h>
      <text:h text:style-name="Heading_20_5" text:outline-level="5">Links to HealthURLs. <text:s text:c="2"/>Each patient name in the patient list is also a link which when clicked opens the Viewer showing the Patient's HealthURL with the Current CCR (see Section <text:bookmark-ref text:reference-format="number" text:ref-name="__RefHeading__32476312">3.7</text:bookmark-ref>) displayed as the active CCR. <text:s/>The HealthURL is displayed in a new window.</text:h>
      <text:h text:style-name="Heading_20_5" text:outline-level="5">Whenever a Patient's HealthURL is opened from the Dashboard, <text:s/>the Patient Information Page for that Patient displays in the lower section of the Dashboard.</text:h>
      <text:h text:style-name="Heading_20_5" text:outline-level="5">If a window showing <text:s/>Patient's HealthURL is closed, the Dashboard closes any Patient Information Page for the Patient that is displayed within it.</text:h>
      <text:h text:style-name="Heading_20_5" text:outline-level="5">Patient Messages </text:h>
      <text:list xml:id="list36409494" text:style-name="L15">
        <text:list-item>
          <text:p text:style-name="P101">When a message exists concerning a particular patient, an icon is displayed in the Patient List indicating the presence of the message</text:p>
        </text:list-item>
        <text:list-item>
          <text:p text:style-name="P102">Clicking on the icon for a Patient Message causes a message pane to open below the Patient List which displays the message</text:p>
        </text:list-item>
        <text:list-item>
          <text:p text:style-name="P102">Clicking on a cross in the corner of the message pane closes the message pane</text:p>
        </text:list-item>
      </text:list>
      <text:h text:style-name="Heading_20_5" text:outline-level="5">DDL Messages</text:h>
      <text:list xml:id="list36436712" text:style-name="L16">
        <text:list-item>
          <text:p text:style-name="P103">A DDL message is associated with a group and is shown only to to members of the group it is associated with.</text:p>
        </text:list-item>
        <text:list-item>
          <text:p text:style-name="P103"><text:soft-page-break/>If current DDL messages exist, then a message pane is displayed below the Patient List with details of the messages. <text:s/>If the DDL message pane is not already displayed then it opens automatically when a DDL message occurs. <text:s text:c="3"/>If it is already displayed then new messages appear automatically appended to the bottom of older messages.</text:p>
        </text:list-item>
        <text:list-item>
          <text:p text:style-name="P103">A message is current if all the of the following are satisfied: </text:p>
        </text:list-item>
      </text:list>
      <text:list xml:id="list36430453" text:style-name="L17">
        <text:list-item>
          <text:list>
            <text:list-item>
              <text:p text:style-name="P99">it occurred within 1 hour of the current time</text:p>
            </text:list-item>
            <text:list-item>
              <text:p text:style-name="P99">it occurred after the user opened their browser window</text:p>
            </text:list-item>
            <text:list-item>
              <text:p text:style-name="P99">it occurred after the user last closed the DDL message pane</text:p>
            </text:list-item>
          </text:list>
        </text:list-item>
      </text:list>
      <text:list xml:id="list36679830" text:continue-list="list36436712" text:style-name="L16">
        <text:list-item>
          <text:p text:style-name="P103">If there are no current DDL messages then the DDLmessage pane is not shown</text:p>
        </text:list-item>
        <text:list-item>
          <text:p text:style-name="P103">The DDL Message Pane has a Close icon in the top right hand corner. <text:s/>When clicked, the DDL message pane closes.</text:p>
        </text:list-item>
        <text:list-item>
          <text:p text:style-name="P103">The DDL Message Pane reflects DDL Messages within 1 minute of when they are sent by the sending DDL</text:p>
        </text:list-item>
      </text:list>
      <text:h text:style-name="Heading_20_5" text:outline-level="5"><text:bookmark text:name="__RefHeading__32485173"/><text:soft-page-break/>Download DICOM. <text:s text:c="3"/>Clicking a Download DICOM icon (see Section <text:bookmark-ref text:reference-format="number-no-superior" text:ref-name="__RefHeading__32403446">3.4.2.6</text:bookmark-ref>) causes the DICOM for the corresponding Patient to download to the viewer's DDL. <text:s text:c="2"/>See Section <text:bookmark-ref text:reference-format="number-no-superior" text:ref-name="__RefHeading__32456952">Error: Reference source not found</text:bookmark-ref> for definition of this function.<text:bookmark-end text:name="__RefHeading__32485173"/></text:h>
      <text:h text:style-name="Heading_20_3" text:outline-level="3"><text:bookmark text:name="__RefHeading__4463_1350600508"/>DDL Control Page<text:bookmark-end text:name="__RefHeading__4463_1350600508"/></text:h>
      <text:h text:style-name="Heading_20_4" text:outline-level="4"><text:bookmark text:name="__RefHeading__4465_1350600508"/>Header Link<text:bookmark-end text:name="__RefHeading__4465_1350600508"/></text:h>
      <text:h text:style-name="Heading_20_5" text:outline-level="5">When a user visits either the dashboard or the DDL Upload page and has a DDL running on their computer, a “DDL” link is displayed at the top of the page. <text:s/>Clicking the link takes the user to the DDL Control Page</text:h>
      <text:h text:style-name="Heading_20_4" text:outline-level="4"><text:bookmark text:name="__RefHeading__4467_1350600508"/>Shutdown Function<text:bookmark-end text:name="__RefHeading__4467_1350600508"/></text:h>
      <text:h text:style-name="Heading_20_5" text:outline-level="5">If the user has a DDL running on their computer then a “Shutdown DDL” button is shown on the DDL Control page. <text:s text:c="2"/></text:h>
      <text:h text:style-name="Heading_20_5" text:outline-level="5">Clicking the Shutdown DDL button causes:</text:h>
      <text:list xml:id="list36419707" text:style-name="L18">
        <text:list-item>
          <text:list>
            <text:list-item>
              <text:list>
                <text:list-item>
                  <text:list>
                    <text:list-item>
                      <text:list>
                        <text:list-item>
                          <text:h text:style-name="P30" text:outline-level="5">A confirmation dialog to display giving the user an option to cancel the decision to shut down their DDL, or OK to continue</text:h>
                        </text:list-item>
                        <text:list-item>
                          <text:h text:style-name="P30" text:outline-level="5">If OK is selected, <text:s/>DDL stops running on the user's computer.</text:h>
                        </text:list-item>
                        <text:list-item>
                          <text:h text:style-name="P30" text:outline-level="5">After the DDL stops running, the page refreshes and the page shows as described in <text:bookmark-ref text:reference-format="number-no-superior" text:ref-name="__RefHeading__27575478">3.5.3.1</text:bookmark-ref></text:h>
                        </text:list-item>
                      </text:list>
                    </text:list-item>
                  </text:list>
                </text:list-item>
              </text:list>
            </text:list-item>
          </text:list>
        </text:list-item>
      </text:list>
      <text:h text:style-name="Heading_20_4" text:outline-level="4"><text:bookmark text:name="__RefHeading__4469_1350600508"/>Start DDL Function<text:bookmark-end text:name="__RefHeading__4469_1350600508"/></text:h>
      <text:h text:style-name="Heading_20_5" text:outline-level="5"><text:bookmark text:name="__RefHeading__27575478"/>If the user views the DDL Control Page and does not have a DDL running then it shows a message “No DDL was detected running on your computer.”, and a button “Start DDL” is displayed.<text:bookmark-end text:name="__RefHeading__27575478"/></text:h>
      <text:h text:style-name="Heading_20_5" text:outline-level="5">Clicking the Start DDL button <text:s/>causes DDL to download and run on the user's computer.</text:h>
      <text:h text:style-name="Heading_20_5" text:outline-level="5">After the DDL has started running the DDL Control page redisplays and detects the DDL in running state.</text:h>
      <text:h text:style-name="Heading_20_3" text:outline-level="3"><text:bookmark text:name="__RefHeading__4471_1350600508"/><text:bookmark text:name="settings"/>Settings<text:bookmark-end text:name="__RefHeading__4471_1350600508"/></text:h>
      <text:h text:style-name="Heading_20_4" text:outline-level="4"><text:bookmark text:name="__RefHeading__4473_1350600508"/>Tabbed Display<text:bookmark-end text:name="__RefHeading__4473_1350600508"/></text:h>
      <text:h text:style-name="Heading_20_5" text:outline-level="5"><text:soft-page-break/>The settings page displays a tabbed interface showing a series of tabs:</text:h>
      <text:list xml:id="list36425693" text:style-name="L19">
        <text:list-item>
          <text:p text:style-name="P85">Personal Details</text:p>
        </text:list-item>
        <text:list-item>
          <text:p text:style-name="P85">Password Management</text:p>
        </text:list-item>
        <text:list-item>
          <text:p text:style-name="P85">Group Management</text:p>
        </text:list-item>
      </text:list>
      <text:h text:style-name="Heading_20_4" text:outline-level="4"><text:bookmark text:name="__RefHeading__4475_1350600508"/>Personal Details<text:bookmark-end text:name="__RefHeading__4475_1350600508"/></text:h>
      <text:h text:style-name="Heading_20_5" text:outline-level="5">The Name of the user is displayed, with a link to the 'Change Name' page next to it</text:h>
      <text:h text:style-name="Heading_20_5" text:outline-level="5">The email address of the user is displayed with a link to the 'Change Email' page next to it</text:h>
      <text:h text:style-name="Heading_20_5" text:outline-level="5">If the user has uploaded a picture then the user's picture is displayed. <text:s/>If they have not uploaded a picture then dummy image is shown with the words 'No photo' overlaid on it.</text:h>
      <text:h text:style-name="Heading_20_5" text:outline-level="5"><text:bookmark text:name="__RefHeading__28402235"/>A file upload field and Browse button are shown. <text:s/>Clicking the button allows selection of a file to upload as the user's photo<text:bookmark-end text:name="__RefHeading__28402235"/></text:h>
      <text:h text:style-name="Heading_20_5" text:outline-level="5">A 'Change Picture' button causes the file selected in <text:bookmark-ref text:reference-format="number-no-superior" text:ref-name="__RefHeading__28402235">3.6.2.4</text:bookmark-ref> to be uploaded and set as the user's photo</text:h>
      <text:h text:style-name="Heading_20_5" text:outline-level="5">After changing the photo, the login stamp shows the updated photo</text:h>
      <text:h text:style-name="Heading_20_4" text:outline-level="4"><text:bookmark text:name="__RefHeading__36655376"/>Password Management<text:bookmark-end text:name="__RefHeading__36655376"/></text:h>
      <text:h text:style-name="Heading_20_5" text:outline-level="5">Masked Text Fields are displayed for</text:h>
      <text:list xml:id="list36421389" text:style-name="L20">
        <text:list-item>
          <text:list>
            <text:list-item>
              <text:list>
                <text:list-item>
                  <text:p text:style-name="P46">Current Password</text:p>
                </text:list-item>
                <text:list-item>
                  <text:p text:style-name="P46">New Password</text:p>
                </text:list-item>
                <text:list-item>
                  <text:p text:style-name="P46">New Password (again)</text:p>
                </text:list-item>
              </text:list>
            </text:list-item>
          </text:list>
        </text:list-item>
      </text:list>
      <text:h text:style-name="Heading_20_5" text:outline-level="5">A “Change Password” button is displayed. <text:s text:c="2"/>Clicking the Change Password button causes the fields to be validated as follows:</text:h>
      <text:list xml:id="list36408442" text:style-name="L21">
        <text:list-item>
          <text:list>
            <text:list-item>
              <text:list>
                <text:list-item>
                  <text:p text:style-name="P47">All fields must be longer than 6 characters</text:p>
                </text:list-item>
                <text:list-item>
                  <text:p text:style-name="P47">The value supplied in “Current Password” must match the current password set for the user</text:p>
                </text:list-item>
                <text:list-item>
                  <text:p text:style-name="P47">The values supplied in “New password” <text:s/>and “New password again” must be identical</text:p>
                </text:list-item>
              </text:list>
            </text:list-item>
          </text:list>
        </text:list-item>
      </text:list>
      <text:h text:style-name="Heading_20_5" text:outline-level="5"><text:soft-page-break/>If one or more fields fails to validate then the page is redisplayed and an error message is displayed indicating at least one of the errors in validation.</text:h>
      <text:h text:style-name="Heading_20_5" text:outline-level="5">If all fields are validated successfully then the user's password is changed to the value in the “New password” field and the message “Password successfully updated” is displayed.</text:h>
      <text:h text:style-name="Heading_20_4" text:outline-level="4"><text:bookmark text:name="__RefHeading__4477_1350600508"/>Group Tab<text:bookmark-end text:name="__RefHeading__4477_1350600508"/></text:h>
      <text:h text:style-name="Heading_20_5" text:outline-level="5">The name of the Group is displayed and may be edited and saved by clicking a button. <text:s text:c="2"/>When updated, a confirmation message is shown.</text:h>
      <text:h text:style-name="Heading_20_5" text:outline-level="5">The Account ID of the user's active group is displayed</text:h>
      <text:h text:style-name="Heading_20_5" text:outline-level="5">New users can be added to the group by entering the MedCommons Account ID of the user to be added and clicking an “Add” button.</text:h>
      <text:p text:style-name="P4">When the Add button is clicked, the “Account ID” field is validated to contain a valid format for a MedCommons Account ID <text:s/>(see <text:bookmark-ref text:reference-format="number-no-superior" text:ref-name="__RefHeading__39126393">3.15.3.2</text:bookmark-ref>). <text:s text:c="4"/>If the format is not valid, a popup box is displayed asking the use to enter the correct format. <text:s text:c="2"/>If the format is valid, the specified user is added to the Group, and the Group Members table is updated to include the new user.</text:p>
      <text:h text:style-name="Heading_20_5" text:outline-level="5">The Group Invitation Dialog can be invoked via an Invite button (see <text:bookmark-ref text:reference-format="number-no-superior" text:ref-name="__RefHeading__27386121">3.6.5</text:bookmark-ref>)</text:h>
      <text:h text:style-name="Heading_20_5" text:outline-level="5">A table listing all members of the user's active Group is displayed. <text:s text:c="2"/>Each row in the table lists a single Group member or pending group member and contains the following information:</text:h>
      <text:list xml:id="list36430457" text:style-name="L22">
        <text:list-item>
          <text:list>
            <text:list-item>
              <text:list>
                <text:list-item>
                  <text:p text:style-name="P48">First Name and Last Name for Group members, “Invitation Sent” for pending Group members</text:p>
                </text:list-item>
                <text:list-item>
                  <text:p text:style-name="P48">Email</text:p>
                </text:list-item>
                <text:list-item>
                  <text:p text:style-name="P48">MedCommons Account ID</text:p>
                </text:list-item>
                <text:list-item>
                  <text:p text:style-name="P48">A checkbox for selecting the user</text:p>
                </text:list-item>
              </text:list>
            </text:list-item>
          </text:list>
        </text:list-item>
      </text:list>
      <text:p text:style-name="P7">A Group member is “pending” if they have been sent an invitation but have not accepted the invitation.</text:p>
      <text:h text:style-name="Heading_20_5" text:outline-level="5"><text:soft-page-break/>An account can be removed from the Group by selecting it in the table and clicking on a 'Delete User' icon</text:h>
      <text:h text:style-name="Heading_20_5" text:outline-level="5">A link to a page allowing the user to start a DDL Poller is displayed (see <text:bookmark-ref text:reference-format="number-no-superior" text:ref-name="__RefNumPara__25242564">3.14.1</text:bookmark-ref>).</text:h>
      <text:h text:style-name="Heading_20_4" text:outline-level="4"><text:bookmark text:name="__RefHeading__27386121"/>Group Invitation Dialog<text:bookmark-end text:name="__RefHeading__27386121"/></text:h>
      <text:h text:style-name="Heading_20_5" text:outline-level="5">One or more email addresses can be entered</text:h>
      <text:h text:style-name="Heading_20_5" text:outline-level="5">The user can click Cancel to dismiss the dialog</text:h>
      <text:h text:style-name="Heading_20_5" text:outline-level="5">The user can click OK to submit the dialog in which case:</text:h>
      <text:list xml:id="list36419623" text:style-name="L23">
        <text:list-item>
          <text:list>
            <text:list-item>
              <text:list>
                <text:list-item>
                  <text:p text:style-name="P49">Each entered email address is verified to be correct format. <text:s/>If a value is not in the correct format for an email address then a message is displayed to the user and they are returned to the dialog</text:p>
                </text:list-item>
                <text:list-item>
                  <text:p text:style-name="P49">If all entered addresses are in correct format then emails inviting the recipient to join the group are sent to each entered address (see <text:bookmark-ref text:reference-format="number-no-superior" text:ref-name="__RefHeading__27406865">3.6.5.4</text:bookmark-ref>). <text:s text:c="3"/>The dialog is dismissed.</text:p>
                </text:list-item>
              </text:list>
            </text:list-item>
          </text:list>
        </text:list-item>
      </text:list>
      <text:p text:style-name="Text_20_body"/>
      <text:h text:style-name="Heading_20_5" text:outline-level="5"><text:bookmark text:name="__RefHeading__27406865"/>The Group Invitation Email contains a cryptographically secure link that allows them to accept the invitation. <text:s text:c="2"/>When clicked:<text:bookmark-end text:name="__RefHeading__27406865"/></text:h>
      <text:list xml:id="list36419793" text:style-name="L24">
        <text:list-item>
          <text:list>
            <text:list-item>
              <text:list>
                <text:list-item>
                  <text:p text:style-name="P50">If the email is already registered to a MedCommons Account on the Appliance then the user is added to the Group and taken to the Dashboard with the Group as their active Group.</text:p>
                </text:list-item>
                <text:list-item>
                  <text:p text:style-name="P50">If the email is not already registered to a MedCommons Account then the user is shown a page allowing them to register (see <text:bookmark-ref text:reference-format="number-no-superior" text:ref-name="__RefHeading__27555517">3.3</text:bookmark-ref>). <text:s text:c="2"/>After registering they are added to the group and shown the Dashboard with the group as their active Group.</text:p>
                </text:list-item>
              </text:list>
            </text:list-item>
          </text:list>
        </text:list-item>
      </text:list>
      <text:h text:style-name="Heading_20_4" text:outline-level="4"><text:bookmark text:name="__RefHeading__4479_1350600508"/><text:soft-page-break/>Change Name Page<text:bookmark-end text:name="__RefHeading__4479_1350600508"/></text:h>
      <text:h text:style-name="Heading_20_5" text:outline-level="5">Two editable text fields containing the First Name and Last Name are shown below the current name of the user</text:h>
      <text:h text:style-name="Heading_20_5" text:outline-level="5">A button 'Change Name' is shown. <text:s text:c="2"/>When clicked, the First Name and Last Name of the user are updated to the values entered.</text:h>
      <text:h text:style-name="Heading_20_4" text:outline-level="4"><text:bookmark text:name="__RefHeading__4481_1350600508"/>Change Email Page<text:bookmark-end text:name="__RefHeading__4481_1350600508"/></text:h>
      <text:h text:style-name="Heading_20_5" text:outline-level="5">The user's current email address is displayed, and an editable text field below it is also displayed allowing entry of a new email address</text:h>
      <text:h text:style-name="Heading_20_5" text:outline-level="5">A “Change Email Address” button is displayed. <text:s text:c="2"/>When clicked, the button validates that the value entered matches the format of an email address.</text:h>
      <text:h text:style-name="Heading_20_5" text:outline-level="5">If validation fails, the page is redisplayed with the message “Please enter a valid email address”.</text:h>
      <text:h text:style-name="Heading_20_5" text:outline-level="5">If validation succeeds a verification email containing a cryptographically secure link is sent to the user's email address</text:h>
      <text:h text:style-name="Heading_20_5" text:outline-level="5">If the user clicks the link then the email address for the user's account is updated</text:h>
      <text:h text:style-name="Heading_20_5" text:outline-level="5">After updating email address, the new email address may be used to log in. <text:s text:c="2"/>Log in with the old email address for the user is denied</text:h>
      <text:p text:style-name="Text_20_body"/>
      <text:h text:style-name="Heading_20_3" text:outline-level="3"><text:bookmark text:name="__RefHeading__32476312"/><text:soft-page-break/>HealthURL and Current CCR<text:bookmark-end text:name="__RefHeading__32476312"/></text:h>
      <text:h text:style-name="Heading_20_4" text:outline-level="4"><text:bookmark text:name="__RefHeading__4483_1350600508"/>CCRs<text:bookmark-end text:name="__RefHeading__4483_1350600508"/></text:h>
      <text:h text:style-name="Heading_20_5" text:outline-level="5">A Patient has one or more of CCRs that record their health information. <text:s text:c="2"/></text:h>
      <text:h text:style-name="Heading_20_5" text:outline-level="5">A Patient has a CCR identified as their Current CCR</text:h>
      <text:h text:style-name="Heading_20_5" text:outline-level="5">The Current CCR is created when the corresponding Patient account is created</text:h>
      <text:h text:style-name="Heading_20_5" text:outline-level="5">When the patient is created from a DICOM Order the Current CCR has the same name for the Patient as is recorded in the DICOM associated with the DICOM order</text:h>
      <text:h text:style-name="Heading_20_4" text:outline-level="4"><text:bookmark text:name="__RefHeading__4485_1350600508"/>HealthURL<text:bookmark-end text:name="__RefHeading__4485_1350600508"/></text:h>
      <text:h text:style-name="Heading_20_5" text:outline-level="5">Links to HealthURLs are identified with a specific recognizable icon throughout the system</text:h>
      <text:p text:style-name="Text_20_body"/>
      <text:h text:style-name="Heading_20_3" text:outline-level="3"><text:bookmark text:name="__RefHeading__36672827"/>Patient Information Page (PIP)<text:bookmark-end text:name="__RefHeading__36672827"/></text:h>
      <text:h text:style-name="Heading_20_4" text:outline-level="4"><text:bookmark text:name="__RefHeading__4487_1350600508"/>Header<text:bookmark-end text:name="__RefHeading__4487_1350600508"/></text:h>
      <text:h text:style-name="Heading_20_5" text:outline-level="5">The Patient Name is displayed in the header of the PIP in the format First Name followed by Last Name - <text:s/>AgeSex, where AgeSex is: the Patient's age if known or blank otherwise concatenated with <text:s/>'M' or 'F' corresponding to the Patient's sex if known or blank otherwise.</text:h>
      <text:h text:style-name="Heading_20_5" text:outline-level="5">HealthURL Link – opens the Patient's HealthURL in a new window</text:h>
      <text:p text:style-name="Text_20_body"/>
      <text:h text:style-name="Heading_20_4" text:outline-level="4"><text:bookmark text:name="__RefHeading__4489_1350600508"/>Activity Log Section<text:bookmark-end text:name="__RefHeading__4489_1350600508"/></text:h>
      <text:h text:style-name="Heading_20_5" text:outline-level="5">The top section of the PIP shows the activity log for the Patient</text:h>
      <text:h text:style-name="Heading_20_5" text:outline-level="5">The activity log display contains 4 columns:</text:h>
      <text:list xml:id="list36427700" text:style-name="L25">
        <text:list-item>
          <text:p text:style-name="P86">Date – <text:s/>when the activity occurred as a Relative Date Time (see Section <text:bookmark-ref text:reference-format="number-no-superior" text:ref-name="__RefHeading__37511964">3.15.1</text:bookmark-ref>). <text:s text:c="2"/>Displayed only for rows that represent sessions (see <text:bookmark-ref text:reference-format="number-no-superior" text:ref-name="__RefHeading__37672071">3.8.2.3</text:bookmark-ref>).</text:p>
        </text:list-item>
        <text:list-item>
          <text:p text:style-name="P86">Activity - <text:s/>description of the nature of the activity (see <text:bookmark-ref text:reference-format="number-no-superior" text:ref-name="__RefHeading__27521745">3.8.2.6</text:bookmark-ref>)</text:p>
        </text:list-item>
        <text:list-item>
          <text:p text:style-name="P86">By – who performed the activity (see <text:bookmark-ref text:reference-format="number-no-superior" text:ref-name="__RefHeading__27531328">3.8.2.9</text:bookmark-ref>)</text:p>
        </text:list-item>
        <text:list-item>
          <text:p text:style-name="P86">Tracking Number / PIN – a Tracking Number identifying CCR displayed or affected by the activity and, if a PIN was allocated, the PIN for accessing the content</text:p>
        </text:list-item>
      </text:list>
      <text:h text:style-name="Heading_20_5" text:outline-level="5"><text:bookmark text:name="__RefHeading__37672071"/><text:soft-page-break/>Sessions <text:s/>– <text:s/>the Activity Log display is divided into Sessions. <text:s text:c="2"/>Each session is a continuous set of accesses by a single individual. <text:s text:c="2"/>Accesses are continuous if:<text:bookmark-end text:name="__RefHeading__37672071"/></text:h>
      <text:list xml:id="list36431532" text:style-name="L26">
        <text:list-item>
          <text:p text:style-name="P87">The accesses are performed using the same login session<text:line-break/><text:line-break/>or</text:p>
        </text:list-item>
        <text:list-item>
          <text:p text:style-name="P87">The accesses are performed in separate login sessions but by the same individual and within an hour of each other</text:p>
        </text:list-item>
      </text:list>
      <text:h text:style-name="Heading_20_5" text:outline-level="5">When first shown the Activity Log display shows only sessions. <text:s text:c="2"/>Each session is a single row in the table. </text:h>
      <text:h text:style-name="Heading_20_5" text:outline-level="5">Session rows have a '+' symbol on the far left side. <text:s text:c="2"/>Clicking the '+' symbol causes the rows representing the accesses that occurred in the session to show underneath the row for the session, and the '+' to change to a '-'. <text:s text:c="2"/>If the '-' is clicked then the access rows are hidden, and the '-' changes back to a '+'.</text:h>
      <text:h text:style-name="Heading_20_5" text:outline-level="5"><text:bookmark text:name="__RefHeading__27521745"/>Descriptions for Access rows – <text:s text:c="2"/>the description for access rows shows a description of the nature of the access. <text:s text:c="2"/>When one of the following events occurs it is always clearly indicated in the description:<text:bookmark-end text:name="__RefHeading__27521745"/></text:h>
      <text:list xml:id="list36424816" text:style-name="L27">
        <text:list-item>
          <text:p text:style-name="P88">the Patient's PHI was modified by the access</text:p>
        </text:list-item>
        <text:list-item>
          <text:p text:style-name="P88">a new entity was authorized to access the Patient's PHI</text:p>
        </text:list-item>
      </text:list>
      <text:h text:style-name="Heading_20_5" text:outline-level="5">Descriptions for Session Rows – the description for rows representing sessions is counts of the number of each type of event belonging to the most critical category of access contained in the sessions. <text:s text:c="3"/>Events belonging to each access category are, in order of criticality:</text:h>
      <text:list xml:id="list36414163" text:style-name="L28">
        <text:list-item>
          <text:p text:style-name="P89">Inbound Fax</text:p>
        </text:list-item>
        <text:list-item>
          <text:p text:style-name="P89">Consent Update, PHR Sent, PHR Updated, PHR Exported</text:p>
        </text:list-item>
        <text:list-item>
          <text:p text:style-name="P89">CXP Import</text:p>
        </text:list-item>
        <text:list-item>
          <text:p text:style-name="P89">PHR Viewed</text:p>
        </text:list-item>
      </text:list>
      <text:p text:style-name="P3">When multiple accesses occur belonging to different categories only the counts of events in the highest category are shown. <text:s text:c="2"/>If <text:s/>the highest category contains multiple accesses of different types then the count of events for every access type is displayed.</text:p>
      <text:p text:style-name="P3"/>
      <text:p text:style-name="P3"><draw:frame draw:style-name="fr1" draw:name="Frame1" text:anchor-type="paragraph" svg:x="1.995cm" svg:y="-0.064cm" svg:width="12.467cm" draw:z-index="0"><draw:text-box fo:min-height="1.882cm"><text:p text:style-name="Frame_20_contents">Example: <text:s text:c="4"/>A session contains 2 read accesses and 3 updates to the patient's CCR and 1 send to another individual. <text:s text:c="4"/>The session row should show:</text:p><text:p text:style-name="Frame_20_contents">3 Updates, 1 Send</text:p><text:p text:style-name="Frame_20_contents"/></draw:text-box></draw:frame></text:p>
      <text:list xml:id="list36690555" text:continue-numbering="true" text:style-name="L28">
        <text:list-header>
          <text:p text:style-name="P104"/>
        </text:list-header>
      </text:list>
      <text:p text:style-name="Text_20_body"/>
      <text:p text:style-name="Text_20_body"/>
      <text:p text:style-name="Text_20_body"/>
      <text:h text:style-name="Heading_20_5" text:outline-level="5"><text:soft-page-break/>When a Session row contains only a single access the description for the the session row is replaced by the access description.</text:h>
      <text:h text:style-name="Heading_20_5" text:outline-level="5"><text:bookmark text:name="__RefHeading__27531328"/>The By columns shows the identity of the entity that accessed the Patient PHI. <text:s text:c="2"/>When the entity has a MedCommons Account the identity is displayed:<text:bookmark-end text:name="__RefHeading__27531328"/></text:h>
      <text:list xml:id="list36407703" text:style-name="L29">
        <text:list-item>
          <text:p text:style-name="P90">If there is an email address associated with the account then the email address is displayed</text:p>
        </text:list-item>
        <text:list-item>
          <text:p text:style-name="P90">Otherwise the 16 digit MedCommons Account ID itself is displayed</text:p>
        </text:list-item>
      </text:list>
      <text:h text:style-name="Heading_20_4" text:outline-level="4"><text:bookmark text:name="__RefHeading__4491_1350600508"/>Consents Display<text:tab/><text:bookmark-end text:name="__RefHeading__4491_1350600508"/></text:h>
      <text:h text:style-name="Heading_20_5" text:outline-level="5">The lower portion of the PIP section is a pane showing consents (authorizations to access) the Patient account.</text:h>
      <text:h text:style-name="Heading_20_5" text:outline-level="5">Consents are displayed as a series of tables which are of three kinds: <text:s/>Group, Application, and Individual. <text:s/></text:h>
      <text:h text:style-name="Heading_20_5" text:outline-level="5"><text:s/>For all Groups, <text:s/>if the group itself or any individual member of it has a Consent relevant to the Patient then a table of Consents for that Group is displayed in the Consents section.</text:h>
      <text:h text:style-name="Heading_20_5" text:outline-level="5">Group Table Header – the header row of a Consent table for a Group shows </text:h>
      <text:list xml:id="list36426935" text:style-name="L30">
        <text:list-item>
          <text:p text:style-name="P91">The name of the group</text:p>
        </text:list-item>
        <text:list-item>
          <text:p text:style-name="P91">The URL of the appliance upon which the Group is hosted, followed by a '?' symbol that when clicked, shows a popup dialog with details about the Group</text:p>
        </text:list-item>
        <text:list-item>
          <text:p text:style-name="P91">A Consent Selector (see <text:bookmark-ref text:reference-format="number-no-superior" text:ref-name="__RefHeading__28355209">3.8.3.9</text:bookmark-ref>)</text:p>
        </text:list-item>
      </text:list>
      <text:h text:style-name="Heading_20_5" text:outline-level="5"><text:bookmark text:name="__RefHeading__28456880"/><text:soft-page-break/>The table of Individual Consents is displayed below the tables showing Group Consents. <text:s text:c="3"/>Consents relevant to the Patient that are associated with individuals are displayed in this table. <text:s text:c="3"/>The Individual Consents table has a header row with the title “Individuals” in the first column and no Consent Selector.<text:bookmark-end text:name="__RefHeading__28456880"/></text:h>
      <text:h text:style-name="Heading_20_5" text:outline-level="5">For all Applications, if an Application has an OAuth Authorization to access the Patient account then a table consisting only of a header row is displayed, containing the Application name in the first column, the URL of the application in the second column folled by a '?' that displays details about the Application, and a Consent Selector (see <text:bookmark-ref text:reference-format="number-no-superior" text:ref-name="__RefHeading__28355209">3.8.3.9</text:bookmark-ref>) in the third column.</text:h>
      <text:h text:style-name="Heading_20_5" text:outline-level="5">Consent tables contain a detail row for each Consent relevant to the Patient for the entity that the table is displaying consents for.</text:h>
      <text:h text:style-name="Heading_20_5" text:outline-level="5">A Consent Detail Row shows the identity of the the entity who has the access. <text:s/>Identity is expressed in the following ways:</text:h>
      <text:list xml:id="list36404628" text:style-name="L31">
        <text:list-item>
          <text:p text:style-name="P92">If the entity is identified by a MedCommons Account ID then the first and last name are displayed, followed by the email address of the entity. <text:s text:c="2"/>If either the name or email are unknown then they are left blank. <text:s text:c="2"/>If neither the name nor email are known then the MedCommons Account ID is displayed.</text:p>
        </text:list-item>
        <text:list-item>
          <text:p text:style-name="P92">If the entity is not associated with a MedCommons Account ID then the External Share information is displayed:</text:p>
        </text:list-item>
      </text:list>
      <text:list xml:id="list36408068" text:style-name="L32">
        <text:list-item>
          <text:p text:style-name="P51">A PIN based Consent shows the Tracking Number and the PIN that was allocated to grant access to it</text:p>
        </text:list-item>
        <text:list-item>
          <text:p text:style-name="P51">A Phone based Consent shows the name entered when the Phone consent was created and the phone number to which Consent was granted</text:p>
        </text:list-item>
        <text:list-item>
          <text:p text:style-name="P51">For all other External Shares the First Name and Last Name of the recipient of the Consent are shown and, if known, the Email Address.</text:p>
        </text:list-item>
      </text:list>
      <text:h text:style-name="Heading_20_5" text:outline-level="5"><text:bookmark text:name="__RefHeading__28355209"/>Consent Selectors are a dropdown control containing 4 options:<text:bookmark-end text:name="__RefHeading__28355209"/></text:h>
      <text:list xml:id="list36411037" text:style-name="L33">
        <text:list-item>
          <text:p text:style-name="P105">None</text:p>
        </text:list-item>
        <text:list-item>
          <text:p text:style-name="P105">W</text:p>
        </text:list-item>
        <text:list-item>
          <text:p text:style-name="P105">RW</text:p>
        </text:list-item>
        <text:list-item>
          <text:p text:style-name="P105">R</text:p>
        </text:list-item>
      </text:list>
      <text:p text:style-name="P4">When first displayed, the consent selector has the option representing the current authorization level that the corresponding entity has to access the Patient PHI.</text:p>
      <text:h text:style-name="Heading_20_5" text:outline-level="5"><text:soft-page-break/>When a new option is selected in a Consent Selector, the Patient's consents are automatically updated to reflect the new option in the background. <text:s text:c="3"/>A confirmation message (“Consents updated successfully”) is briefly shown after the update has completed.</text:h>
      <text:h text:style-name="Heading_20_4" text:outline-level="4"><text:bookmark text:name="__RefHeading__4493_1350600508"/>Share by Phone<text:bookmark-end text:name="__RefHeading__4493_1350600508"/></text:h>
      <text:h text:style-name="Heading_20_5" text:outline-level="5">The Individuals section in the Consents display (see <text:bookmark-ref text:reference-format="number-no-superior" text:ref-name="__RefHeading__28456880">3.8.3.5</text:bookmark-ref>) contains an icon to invite the user to Share access to the Patient by Phone</text:h>
      <text:h text:style-name="Heading_20_5" text:outline-level="5">The Share By Phone icon displays the Share By Phone dialog, which contains fields:</text:h>
      <text:list xml:id="list36418633" text:style-name="L34">
        <text:list-item>
          <text:p text:style-name="P106">Name <text:s/>(first and last as separate fields)</text:p>
        </text:list-item>
        <text:list-item>
          <text:p text:style-name="P106">Phone Number</text:p>
        </text:list-item>
        <text:list-item>
          <text:p text:style-name="P106">Carrier (dropdown with cariers including: <text:s/>AT&amp;T, Verizon, Sprint PCS, T-Mobile) </text:p>
        </text:list-item>
        <text:list-item>
          <text:p text:style-name="P106">OK and Cancel buttons</text:p>
        </text:list-item>
      </text:list>
      <text:h text:style-name="Heading_20_5" text:outline-level="5">All the fields on the Share By Phone dialog are required. <text:s text:c="2"/>When OK is clicked, validation is performed to ensure fields are populated correctly. <text:s/>If a field contains incorrect or blank contents then the incorrect fields are highlighted and invitation does not proceed.</text:h>
      <text:h text:style-name="Heading_20_5" text:outline-level="5">When Cancel is clicked the dialog is dismissed.</text:h>
      <text:h text:style-name="Heading_20_5" text:outline-level="5">When OK is clicked and all fields are valid:</text:h>
      <text:list xml:id="list36423001" text:style-name="L35">
        <text:list-item>
          <text:p text:style-name="P107">A random PIN is generated </text:p>
        </text:list-item>
        <text:list-item>
          <text:p text:style-name="P108">An External Share is created with the same level of consent as the current user to access the Patient. <text:s text:c="2"/>The share is associated to the specified Phone Number and Name.</text:p>
        </text:list-item>
        <text:list-item>
          <text:p text:style-name="P107">The random PIN is displayed to the user</text:p>
        </text:list-item>
        <text:list-item>
          <text:p text:style-name="P109">An SMS is sent to the specified phone number containing the PIN and instructions for accessing the Patient HealthURL.</text:p>
        </text:list-item>
        <text:list-item>
          <text:p text:style-name="P107">The dialog is dismissed</text:p>
        </text:list-item>
      </text:list>
      <text:h text:style-name="Heading_20_4" text:outline-level="4"><text:bookmark text:name="__RefHeading__4495_1350600508"/><text:soft-page-break/>Share with Open ID<text:bookmark-end text:name="__RefHeading__4495_1350600508"/></text:h>
      <text:h text:style-name="Heading_20_5" text:outline-level="5">The Individuals section in the Consents display (see <text:bookmark-ref text:reference-format="number-no-superior" text:ref-name="__RefHeading__28456880">3.8.3.5</text:bookmark-ref>) contains an icon to invite the user to Share access to the Patient with an Open ID</text:h>
      <text:h text:style-name="Heading_20_5" text:outline-level="5">The Share with Open ID icon shows a dialog with a field containing the Open ID icon allowing entry of an Open ID URL.</text:h>
      <text:h text:style-name="Heading_20_5" text:outline-level="5"><text:bookmark text:name="__RefHeading__38425962"/>Clicking OK in the Share with Open ID dialog first validates that the URL is a valid OpenID end point. <text:s text:c="2"/>If it is not, the user receives an error message and is asked to check their OpenID. If the OpenID is valid, the system creates an External Share with the same level of consent to access the Patient PHI as the user performing the invitation. <text:s text:c="2"/>The share is associated to the OpenID URL.<text:bookmark-end text:name="__RefHeading__38425962"/></text:h>
      <text:h text:style-name="Heading_20_5" text:outline-level="5">Once HealthURL is successfully shared with an Open ID as specified in <text:bookmark-ref text:reference-format="number-no-superior" text:ref-name="__RefHeading__38425962">3.8.5.3</text:bookmark-ref> </text:h>
      <text:list xml:id="list36409762" text:style-name="L36">
        <text:list-item>
          <text:p text:style-name="P110">an entity can access the HealthURL for the Patient without explicit login if they are authenticated to the specified Open ID.</text:p>
        </text:list-item>
        <text:list-item>
          <text:p text:style-name="P110">If not authenticated to the specified Open ID, an entity can enter the Open ID URL in response to a login prompt when attempting to access the HealthURL. <text:s/>This causes Open ID authentication to occur, after which, if successful, the entity is able to access the HealthURL</text:p>
        </text:list-item>
      </text:list>
      <text:h text:style-name="Heading_20_3" text:outline-level="3"><text:bookmark text:name="__RefHeading__4497_1350600508"/>Activity Logs<text:bookmark-end text:name="__RefHeading__4497_1350600508"/></text:h>
      <text:h text:style-name="Heading_20_4" text:outline-level="4"><text:bookmark text:name="__RefHeading__4499_1350600508"/>General<text:bookmark-end text:name="__RefHeading__4499_1350600508"/></text:h>
      <text:h text:style-name="Heading_20_5" text:outline-level="5">Anything that results in an entity (whether machine or human) seeing or modifying PHI belonging to a Patient generates an event in the Activity Log for the Patient</text:h>
      <text:h text:style-name="Heading_20_5" text:outline-level="5">The Activity Log contains the following information:</text:h>
      <text:list xml:id="list36418907" text:style-name="L37">
        <text:list-item>
          <text:p text:style-name="P111">Date and time of the access, accurate to at least 1 second</text:p>
        </text:list-item>
        <text:list-item>
          <text:p text:style-name="P111">Identity of the accessor in the form of the MedCommons login account of the user</text:p>
        </text:list-item>
        <text:list-item>
          <text:p text:style-name="P111">Description of the reason for the access</text:p>
        </text:list-item>
        <text:list-item>
          <text:p text:style-name="P111">Whether the access caused the PHI to be modified ('Write' access)</text:p>
        </text:list-item>
        <text:list-item>
          <text:p text:style-name="P111">Whether the access caused the PHI to be accessible to any new person or entity.</text:p>
        </text:list-item>
        <text:list-item>
          <text:p text:style-name="P111">A tracking number identifying the specific content that was accessed in the following manner:</text:p>
        </text:list-item>
      </text:list>
      <text:list xml:id="list36428718" text:style-name="L38">
        <text:list-item>
          <text:list>
            <text:list-item>
              <text:p text:style-name="P100">If an update occurred, the tracking number identifies the new, updated CCR</text:p>
            </text:list-item>
            <text:list-item>
              <text:p text:style-name="P100">If no update occurred the tracking number identifies the CCR that was viewed</text:p>
            </text:list-item>
          </text:list>
        </text:list-item>
      </text:list>
      <text:p text:style-name="Text_20_body"/>
      <text:h text:style-name="Heading_20_3" text:outline-level="3"><text:bookmark text:name="__RefHeading__4501_1350600508"/><text:soft-page-break/>DICOM Upload Page<text:bookmark-end text:name="__RefHeading__4501_1350600508"/></text:h>
      <text:h text:style-name="Heading_20_4" text:outline-level="4"><text:bookmark text:name="__RefHeading__4503_1350600508"/>Callers Order Reference<text:bookmark-end text:name="__RefHeading__4503_1350600508"/></text:h>
      <text:h text:style-name="Heading_20_5" text:outline-level="5">A parameter, 'callers_order_reference' is accepted as input to the page. <text:s text:c="2"/>When the parameter is provided, the system checks that an order with the same order reference number exists for the group for which the upload is occurring and loads it as the Order to be associated with the DICOM Upload.</text:h>
      <text:h text:style-name="Heading_20_4" text:outline-level="4"><text:bookmark text:name="__RefHeading__4505_1350600508"/>Install Java<text:bookmark-end text:name="__RefHeading__4505_1350600508"/></text:h>
      <text:h text:style-name="Heading_20_5" text:outline-level="5">The Upload Page detects whether the user has has Java installed. <text:s/>If Java 5 or higher is not installed then a link is displayed to allow installation of Java on their computer.</text:h>
      <text:h text:style-name="Heading_20_5" text:outline-level="5">If the user clicks the Install Java link then:</text:h>
      <text:list xml:id="list36434612" text:style-name="L39">
        <text:list-item>
          <text:list>
            <text:list-item>
              <text:p text:style-name="P52">the page displays a message advising them that they may need to restart their browser and a button to reload the page when the installation has finished.</text:p>
            </text:list-item>
            <text:list-item>
              <text:p text:style-name="P52">A window is opened to the official Java installation web page</text:p>
            </text:list-item>
          </text:list>
        </text:list-item>
      </text:list>
      <text:p text:style-name="Text_20_body"/>
      <text:h text:style-name="Heading_20_4" text:outline-level="4"><text:bookmark text:name="__RefHeading__4507_1350600508"/>Start DDL<text:bookmark-end text:name="__RefHeading__4507_1350600508"/></text:h>
      <text:h text:style-name="Heading_20_5" text:outline-level="5">When a user visits the Upload Page and does not have a DDL Running:</text:h>
      <text:list xml:id="list36410473" text:style-name="L40">
        <text:list-item>
          <text:list>
            <text:list-item>
              <text:list>
                <text:list-item>
                  <text:p text:style-name="P53">The user can click a button to Install or Start the DDL</text:p>
                </text:list-item>
                <text:list-item>
                  <text:p text:style-name="P53">While startup and / or download is proceeding, a message is displayed indicating that DDL is starting up</text:p>
                </text:list-item>
                <text:list-item>
                  <text:p text:style-name="P53">When DDL has started the user is shown instructions for selecting DICOM as detailed in <text:bookmark-ref text:reference-format="number-no-superior" text:ref-name="__RefHeading__35522464">3.10.4</text:bookmark-ref>.</text:p>
                </text:list-item>
              </text:list>
            </text:list-item>
          </text:list>
        </text:list-item>
      </text:list>
      <text:h text:style-name="Heading_20_4" text:outline-level="4"><text:bookmark text:name="__RefHeading__35522464"/>DICOM Source<text:bookmark-end text:name="__RefHeading__35522464"/></text:h>
      <text:h text:style-name="P33" text:outline-level="5">DELETED </text:h>
      <text:h text:style-name="P33" text:outline-level="5">DELETED</text:h>
      <text:h text:style-name="Heading_20_5" text:outline-level="5"><text:bookmark text:name="__RefHeading__2089_488077310"/>A list of instructions for how to enter a CD for upload is presented with a 'Select CD' button at the bottom. <text:s/>Clicking 'Select CD' allows the user to browse on their computer to select a CD, DVD or a folder to upload. <text:s text:c="2"/><text:bookmark-end text:name="__RefHeading__2089_488077310"/></text:h>
      <text:h text:style-name="Heading_20_5" text:outline-level="5">When a folder is selected by the user:</text:h>
      <text:list xml:id="list36416752" text:style-name="L41">
        <text:list-item>
          <text:list>
            <text:list-item>
              <text:list>
                <text:list-item>
                  <text:p text:style-name="P54">A 'Scanning' indicator is shown while the DICOM Source is scanned for images</text:p>
                </text:list-item>
                <text:list-item>
                  <text:p text:style-name="P54"><text:soft-page-break/>When scanning is complete, all the image data found begins uploading automatically and text explaining that the upload is proceeding in the background is displayed. <text:s/>The upload proceeds as described in Section <text:bookmark-ref text:reference-format="number-no-superior" text:ref-name="__RefHeading__4509_1350600508">3.10.6</text:bookmark-ref>.</text:p>
                </text:list-item>
              </text:list>
            </text:list-item>
          </text:list>
        </text:list-item>
      </text:list>
      <text:h text:style-name="P29" text:outline-level="4"><text:bookmark text:name="__RefHeading__35584491"/>[DELETED] Image Selection – TIMC Order<text:bookmark-end text:name="__RefHeading__35584491"/></text:h>
      <text:p text:style-name="P77">This section is specific to when the user is uploading content for a TIMC Order. <text:s text:c="2"/>Generic uploads: TODO.</text:p>
      <text:h text:style-name="P32" text:outline-level="5">DELETED</text:h>
      <text:h text:style-name="P32" text:outline-level="5">DELETED</text:h>
      <text:h text:style-name="P32" text:outline-level="5">DELETED</text:h>
      <text:h text:style-name="P32" text:outline-level="5">DELETED</text:h>
      <text:h text:style-name="P32" text:outline-level="5">DELETED</text:h>
      <text:h text:style-name="P32" text:outline-level="5">DELETED</text:h>
      <text:h text:style-name="Heading_20_4" text:outline-level="4"><text:bookmark text:name="__RefHeading__4509_1350600508"/>Send Content<text:bookmark-end text:name="__RefHeading__4509_1350600508"/></text:h>
      <text:h text:style-name="P32" text:outline-level="5">DELETED</text:h>
      <text:h text:style-name="P32" text:outline-level="5">DELETED</text:h>
      <text:h text:style-name="Heading_20_5" text:outline-level="5"><text:bookmark text:name="__RefHeading__36653911"/>When the upload begins:<text:bookmark-end text:name="__RefHeading__36653911"/></text:h>
      <text:list xml:id="list36411913" text:style-name="L44">
        <text:list-item>
          <text:list>
            <text:list-item>
              <text:list>
                <text:list-item>
                  <text:p text:style-name="P55"><text:s/>a Patient account is created. <text:s text:c="2"/>The Current CCR for the Patient has the name and date of birth extracted from the DICOM, and contains the comment and Callers Order Reference as a Procedure element.</text:p>
                </text:list-item>
                <text:list-item>
                  <text:p text:style-name="P80">DELETED </text:p>
                </text:list-item>
                <text:list-item>
                  <text:p text:style-name="P55">An email notification is sent to cmo@medcommons.net containing details about the HealthURL created, <text:s/>the ip address and host name of the user sending the content and the comment entered by the user.</text:p>
                </text:list-item>
                <text:list-item>
                  <text:p text:style-name="P55">if an Order is associated with the upload then:</text:p>
                </text:list-item>
              </text:list>
            </text:list-item>
          </text:list>
        </text:list-item>
      </text:list>
      <text:list xml:id="list36430499" text:style-name="L45">
        <text:list-item>
          <text:list>
            <text:list-item>
              <text:list>
                <text:list-item>
                  <text:list>
                    <text:list-item>
                      <text:p text:style-name="P56">status for the Order is changed to DDL_ORDER_XMITING</text:p>
                    </text:list-item>
                    <text:list-item>
                      <text:p text:style-name="P56">the Group associated with the Order is granted RW consent to access the Patient</text:p>
                    </text:list-item>
                    <text:list-item>
                      <text:p text:style-name="P56">the Patient is added to the Patient List associated with the Group</text:p>
                    </text:list-item>
                    <text:list-item>
                      <text:p text:style-name="P56">the comment entered (if any) is saved on the Order</text:p>
                    </text:list-item>
                  </text:list>
                </text:list-item>
              </text:list>
            </text:list-item>
          </text:list>
        </text:list-item>
      </text:list>
      <text:p text:style-name="Text_20_body"><text:soft-page-break/></text:p>
      <text:h text:style-name="Heading_20_5" text:outline-level="5"><text:soft-page-break/>A Voucher ID and randomly generated 5 digit PIN are assigned to the created Patient Account. <text:s/>The Voucher is set to expire in 30 days from the current date.</text:h>
      <text:h text:style-name="P32" text:outline-level="5">DELETED </text:h>
      <text:h text:style-name="P32" text:outline-level="5">DELETED</text:h>
      <text:h text:style-name="P32" text:outline-level="5"><text:bookmark text:name="__RefHeading__35414964"/>DELETED<text:bookmark-end text:name="__RefHeading__35414964"/></text:h>
      <text:h text:style-name="P32" text:outline-level="5">DELETED</text:h>
      <text:h text:style-name="Heading_20_5" text:outline-level="5">When the upload is complete, if an Order is associated with the upload then status for the order is changed to DDL_ORDER_UPLOAD_COMPLETE.</text:h>
      <text:h text:style-name="Heading_20_5" text:outline-level="5">When the upload is complete, a 'Done' button is displayed. <text:s text:c="2"/>Clicking the 'Done' button clears existing state and reloads the page at the step of selecting the <text:s/>DICOM Source (see <text:bookmark-ref text:reference-format="number-no-superior" text:ref-name="__RefHeading__35522464">3.10.4</text:bookmark-ref>).</text:h>
      <text:h text:style-name="Heading_20_4" text:outline-level="4"><text:bookmark text:name="__RefHeading__4511_1350600508"/>Problem Reports<text:bookmark-end text:name="__RefHeading__4511_1350600508"/></text:h>
      <text:h text:style-name="Heading_20_5" text:outline-level="5">The user can file a Problem Report in the form of details of their session including a free text comment to MedCommons describing any problem they have had.</text:h>
      <text:h text:style-name="Heading_20_5" text:outline-level="5">When a Problem Report is filed an email notification about the problem report is sent to a MedCommons representative.</text:h>
      <text:h text:style-name="Heading_20_3" text:outline-level="3"><text:bookmark text:name="__RefHeading__4513_1350600508"/>Vouchers<text:bookmark-end text:name="__RefHeading__4513_1350600508"/></text:h>
      <text:h text:style-name="Heading_20_4" text:outline-level="4"><text:bookmark text:name="__RefHeading__36534265"/>Claim<text:bookmark-end text:name="__RefHeading__36534265"/></text:h>
      <text:h text:style-name="Heading_20_5" text:outline-level="5">A Temporary Account may be Claimed by accessing the Voucher Claim page and entering the Voucher ID and PIN for the Voucher</text:h>
      <text:h text:style-name="Heading_20_5" text:outline-level="5">A Temporary Account can only be claimed once. <text:s/>After the account is claimed the Voucher ID and PIN can no longer be used to access or claim the account again. </text:h>
      <text:h text:style-name="Heading_20_5" text:outline-level="5">When Claiming a Temporary Account the claiming user must enter a password for the account of at least 5 characters in length</text:h>
      <text:h text:style-name="Heading_20_5" text:outline-level="5"><text:soft-page-break/>The Claiming user must agree to a HIPAA transfer agreement in the process of claiming the account</text:h>
      <text:h text:style-name="Heading_20_5" text:outline-level="5">An account cannot be Claimed after it's Voucher has expired</text:h>
      <text:h text:style-name="Heading_20_4" text:outline-level="4"><text:bookmark text:name="__RefHeading__4515_1350600508"/>Access<text:bookmark-end text:name="__RefHeading__4515_1350600508"/></text:h>
      <text:h text:style-name="Heading_20_5" text:outline-level="5">After a <text:s/>Temporary Account is Claimed the Voucher ID and the password entered when the account was Claimed can be entered on the Voucher Claim page to log in to the Temporary Account, as long as the Voucher for the Temporary Account has not expired.</text:h>
      <text:h text:style-name="Heading_20_5" text:outline-level="5">Login to a Temporary Account is refused after its Voucher has expired.</text:h>
      <text:h text:style-name="Heading_20_5" text:outline-level="5">PHI belonging to a Temporary Account cannot be accessed from another account after the Voucher for the account has expired</text:h>
      <text:h text:style-name="Heading_20_5" text:outline-level="5">PHI data belonging to a Temporary Account is physically erased, both from backup and physical storage within 1 month of the expiry of the corresponding Voucher</text:h>
      <text:h text:style-name="Heading_20_4" text:outline-level="4"><text:bookmark text:name="__RefHeading__4517_1350600508"/>Dashboard<text:bookmark-end text:name="__RefHeading__4517_1350600508"/></text:h>
      <text:h text:style-name="Heading_20_5" text:outline-level="5">The Temporary Account Dashboard is shown after accessing or claiming a <text:s/>Temporary Account</text:h>
      <text:h text:style-name="Heading_20_5" text:outline-level="5">A <text:s/>Temporary Account Dashboard displays:</text:h>
      <text:list xml:id="list36431390" text:style-name="L47">
        <text:list-item>
          <text:list>
            <text:list-item>
              <text:list>
                <text:list-item>
                  <text:p text:style-name="P57">A link to open the HealthURL for the account</text:p>
                </text:list-item>
                <text:list-item>
                  <text:p text:style-name="P57">A link to download all the documents for the account</text:p>
                </text:list-item>
                <text:list-item>
                  <text:p text:style-name="P57">A link to the Change Password page (see <text:bookmark-ref text:reference-format="number-no-superior" text:ref-name="__RefHeading__36655376">3.6.3</text:bookmark-ref>)</text:p>
                </text:list-item>
                <text:list-item>
                  <text:p text:style-name="P57">The Patient Information Page (PIP) for the Temporary Account (see <text:bookmark-ref text:reference-format="number-no-superior" text:ref-name="__RefHeading__36672827">3.8</text:bookmark-ref>).</text:p>
                </text:list-item>
              </text:list>
            </text:list-item>
          </text:list>
        </text:list-item>
      </text:list>
      <text:h text:style-name="Heading_20_4" text:outline-level="4"><text:bookmark text:name="__RefHeading__4519_1350600508"/>Settings<text:bookmark-end text:name="__RefHeading__4519_1350600508"/></text:h>
      <text:h text:style-name="Heading_20_5" text:outline-level="5">A <text:s/>Temporary Account has access to only the Password Management section of the Settings page</text:h>
      <text:h text:style-name="P27" text:outline-level="3"><text:bookmark text:name="__RefHeading__4521_1350600508"/>Order Management<text:bookmark-end text:name="__RefHeading__4521_1350600508"/></text:h>
      <text:h text:style-name="Heading_20_4" text:outline-level="4"><text:bookmark text:name="__RefHeading__4523_1350600508"/>Order Creation<text:bookmark-end text:name="__RefHeading__4523_1350600508"/></text:h>
      <text:h text:style-name="Heading_20_5" text:outline-level="5">An order can be created by calling a web service. <text:s text:c="2"/>The web service accepts parameters as described in Table <text:sequence-ref text:reference-format="value" text:ref-name="refTable0">1</text:sequence-ref>. <text:s text:c="3"/>Where a field is indicated as required in Table <text:sequence-ref text:reference-format="value" text:ref-name="refTable0">1</text:sequence-ref> and is not specified, or where the constraints on the field specified in Table <text:sequence-ref text:reference-format="value" text:ref-name="refTable0">1</text:sequence-ref> are not satisfied an order will NOT be created and an error response will be returned. <text:s/>Otherwise, an Order will be created and saved.</text:h>
      <text:p text:style-name="Text_20_body"/>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5">Field</text:p>
            </table:table-cell>
            <table:table-cell table:style-name="Table1.A1" office:value-type="string">
              <text:p text:style-name="P15">Required</text:p>
            </table:table-cell>
            <table:table-cell table:style-name="Table1.A1" office:value-type="string">
              <text:p text:style-name="P15">Type</text:p>
            </table:table-cell>
            <table:table-cell table:style-name="Table1.D1" office:value-type="string">
              <text:p text:style-name="P15">Notes</text:p>
            </table:table-cell>
          </table:table-row>
        </table:table-header-rows>
        <table:table-row table:style-name="Table1.2">
          <table:table-cell table:style-name="Table1.A2" office:value-type="string">
            <text:p text:style-name="P9">callers_order_reference</text:p>
          </table:table-cell>
          <table:table-cell table:style-name="Table1.A2" office:value-type="string">
            <text:p text:style-name="P5">yes</text:p>
          </table:table-cell>
          <table:table-cell table:style-name="Table1.A2" office:value-type="string">
            <text:p text:style-name="P5">A(100)</text:p>
          </table:table-cell>
          <table:table-cell table:style-name="Table1.D2" office:value-type="string">
            <text:p text:style-name="P5">always unique, guaranteed by TIMC, accession number for order</text:p>
          </table:table-cell>
        </table:table-row>
        <table:table-row table:style-name="Table1.2">
          <table:table-cell table:style-name="Table1.A3" office:value-type="string">
            <text:p text:style-name="P5">protocol_id</text:p>
          </table:table-cell>
          <table:table-cell table:style-name="Table1.A3" office:value-type="string">
            <text:p text:style-name="P5">yes </text:p>
          </table:table-cell>
          <table:table-cell table:style-name="Table1.A3" office:value-type="string">
            <text:p text:style-name="P5">NF1, NF2, VS </text:p>
          </table:table-cell>
          <table:table-cell table:style-name="Table1.D3" office:value-type="string">
            <text:p text:style-name="P5">Drop-down of registered TIMC protocols. This is periodically updated as new protocols emerge</text:p>
          </table:table-cell>
        </table:table-row>
        <table:table-row table:style-name="Table1.2">
          <table:table-cell table:style-name="Table1.A3" office:value-type="string">
            <text:p text:style-name="P5">patient_id</text:p>
          </table:table-cell>
          <table:table-cell table:style-name="Table1.A3" office:value-type="string">
            <text:p text:style-name="P5">yes </text:p>
          </table:table-cell>
          <table:table-cell table:style-name="Table1.A3" office:value-type="string">
            <text:p text:style-name="P5">numeric </text:p>
          </table:table-cell>
          <table:table-cell table:style-name="Table1.D3" office:value-type="string">
            <text:p text:style-name="P5">Patient registration number in TIMC. Usually non-Partners institution MRN. Updated as new patients registered.</text:p>
          </table:table-cell>
        </table:table-row>
        <table:table-row table:style-name="Table1.2">
          <table:table-cell table:style-name="Table1.A3" office:value-type="string">
            <text:p text:style-name="P5">modality</text:p>
          </table:table-cell>
          <table:table-cell table:style-name="Table1.A3" office:value-type="string">
            <text:p text:style-name="P16">yes </text:p>
          </table:table-cell>
          <table:table-cell table:style-name="Table1.A3" office:value-type="string">
            <text:p text:style-name="P5">PT, CT, MR </text:p>
          </table:table-cell>
          <table:table-cell table:style-name="Table1.D3" office:value-type="string">
            <text:p text:style-name="P5">this can be read from DICOM</text:p>
          </table:table-cell>
        </table:table-row>
        <table:table-row table:style-name="Table1.2">
          <table:table-cell table:style-name="Table1.A3" office:value-type="string">
            <text:p text:style-name="P5">scan_date</text:p>
          </table:table-cell>
          <table:table-cell table:style-name="Table1.A3" office:value-type="string">
            <text:p text:style-name="P5">yes </text:p>
          </table:table-cell>
          <table:table-cell table:style-name="Table1.A3" office:value-type="string">
            <text:p text:style-name="P5">MM/DD/YYYY </text:p>
          </table:table-cell>
          <table:table-cell table:style-name="Table1.D3" office:value-type="string">
            <text:p text:style-name="P5">this can be read from DICOM</text:p>
          </table:table-cell>
        </table:table-row>
        <table:table-row table:style-name="Table1.2">
          <table:table-cell table:style-name="Table1.A3" office:value-type="string">
            <text:p text:style-name="P5">scan_time</text:p>
          </table:table-cell>
          <table:table-cell table:style-name="Table1.A3" office:value-type="string">
            <text:p text:style-name="P5">yes </text:p>
          </table:table-cell>
          <table:table-cell table:style-name="Table1.A3" office:value-type="string">
            <text:p text:style-name="P5">time </text:p>
          </table:table-cell>
          <table:table-cell table:style-name="Table1.D3" office:value-type="string">
            <text:p text:style-name="P5">this can be read from DICOM</text:p>
          </table:table-cell>
        </table:table-row>
        <table:table-row table:style-name="Table1.2">
          <table:table-cell table:style-name="Table1.A3" office:value-type="string">
            <text:p text:style-name="P5">due_date</text:p>
          </table:table-cell>
          <table:table-cell table:style-name="Table1.A3" office:value-type="string">
            <text:p text:style-name="P5">yes </text:p>
          </table:table-cell>
          <table:table-cell table:style-name="Table1.A3" office:value-type="string">
            <text:p text:style-name="P5">MM/DD/YYYY </text:p>
          </table:table-cell>
          <table:table-cell table:style-name="Table1.D3" office:value-type="string">
            <text:p text:style-name="P5">User specified date of analysis due</text:p>
          </table:table-cell>
        </table:table-row>
        <table:table-row table:style-name="Table1.2">
          <table:table-cell table:style-name="Table1.A3" office:value-type="string">
            <text:p text:style-name="P5">due_time</text:p>
          </table:table-cell>
          <table:table-cell table:style-name="Table1.A3" office:value-type="string">
            <text:p text:style-name="P16">yes </text:p>
          </table:table-cell>
          <table:table-cell table:style-name="Table1.A3" office:value-type="string">
            <text:p text:style-name="P5">time </text:p>
          </table:table-cell>
          <table:table-cell table:style-name="Table1.D3" office:value-type="string">
            <text:p text:style-name="P5">User specified time of analysis due</text:p>
          </table:table-cell>
        </table:table-row>
        <table:table-row table:style-name="Table1.2">
          <table:table-cell table:style-name="Table1.A3" office:value-type="string">
            <text:p text:style-name="P5">order_comments</text:p>
          </table:table-cell>
          <table:table-cell table:style-name="Table1.A3" office:value-type="string">
            <text:p text:style-name="P5">no</text:p>
          </table:table-cell>
          <table:table-cell table:style-name="Table1.A3" office:value-type="string">
            <text:p text:style-name="P5">free text</text:p>
          </table:table-cell>
          <table:table-cell table:style-name="Table1.D3" office:value-type="string">
            <text:p text:style-name="P16"/>
          </table:table-cell>
        </table:table-row>
        <table:table-row table:style-name="Table1.2">
          <table:table-cell table:style-name="Table1.A3" office:value-type="string">
            <text:p text:style-name="P5">baseline</text:p>
          </table:table-cell>
          <table:table-cell table:style-name="Table1.A3" office:value-type="string">
            <text:p text:style-name="P16">yes</text:p>
          </table:table-cell>
          <table:table-cell table:style-name="Table1.A3" office:value-type="string">
            <text:p text:style-name="P16">Y/N</text:p>
          </table:table-cell>
          <table:table-cell table:style-name="Table1.D3" office:value-type="string">
            <text:p text:style-name="P5">Y=this is a 1st scan for the patient</text:p>
          </table:table-cell>
        </table:table-row>
        <table:table-row table:style-name="Table1.2">
          <table:table-cell table:style-name="Table1.A3" office:value-type="string">
            <text:p text:style-name="P5">email</text:p>
          </table:table-cell>
          <table:table-cell table:style-name="Table1.A3" office:value-type="string">
            <text:p text:style-name="P16">no</text:p>
          </table:table-cell>
          <table:table-cell table:style-name="Table1.A3" office:value-type="string">
            <text:p text:style-name="P16">Text</text:p>
          </table:table-cell>
          <table:table-cell table:style-name="Table1.D3" office:value-type="string">
            <text:p text:style-name="P5">Comma separated email addresses</text:p>
          </table:table-cell>
        </table:table-row>
        <table:table-row table:style-name="Table1.2">
          <table:table-cell table:style-name="Table1.A3" office:value-type="string">
            <text:p text:style-name="P5">user_email</text:p>
          </table:table-cell>
          <table:table-cell table:style-name="Table1.A3" office:value-type="string">
            <text:p text:style-name="P16">no</text:p>
          </table:table-cell>
          <table:table-cell table:style-name="Table1.A3" office:value-type="string">
            <text:p text:style-name="P16">Text</text:p>
          </table:table-cell>
          <table:table-cell table:style-name="Table1.D3" office:value-type="string">
            <text:p text:style-name="P5">Comma separated email addresses</text:p>
          </table:table-cell>
        </table:table-row>
        <table:table-row table:style-name="Table1.2">
          <table:table-cell table:style-name="Table1.A14" office:value-type="string">
            <text:p text:style-name="P9">status_callback </text:p>
          </table:table-cell>
          <table:table-cell table:style-name="Table1.A14" office:value-type="string">
            <text:p text:style-name="P9">no</text:p>
          </table:table-cell>
          <table:table-cell table:style-name="Table1.A14" office:value-type="string">
            <text:p text:style-name="P9">URLENCODED TEXT(255)</text:p>
          </table:table-cell>
          <table:table-cell table:style-name="Table1.D14" office:value-type="string">
            <text:p text:style-name="P9">if set, Posts status to application upon status changes</text:p>
          </table:table-cell>
        </table:table-row>
      </table:table>
      <text:p text:style-name="P14">Table <text:sequence text:ref-name="refTable0" text:name="Table" text:formula="ooow:Table+1" style:num-format="1">1</text:sequence>: Description of Input fields for Order Creation</text:p>
      <text:p text:style-name="Standard"/>
      <text:h text:style-name="Heading_20_5" text:outline-level="5"><text:soft-page-break/>When an Order is created it is set to DDL_ORDER_ACCEPTED state.</text:h>
      <text:h text:style-name="Heading_20_5" text:outline-level="5">If a parameter 'source' is provided to the web service call and the parameter has any value other than 'MedCommons' then an order will NOT be created and an error will be returned.</text:h>
      <text:h text:style-name="Heading_20_4" text:outline-level="4"><text:bookmark text:name="__RefHeading__4525_1350600508"/>Status Display<text:bookmark-end text:name="__RefHeading__4525_1350600508"/></text:h>
      <text:h text:style-name="Heading_20_5" text:outline-level="5">Order Status Values – an Order has a status which is a value from the following set:</text:h>
      <text:list xml:id="list36409818" text:style-name="L48">
        <text:list-item>
          <text:list>
            <text:list-item>
              <text:p text:style-name="P93">DDL_ORDER_NEW</text:p>
            </text:list-item>
            <text:list-item>
              <text:p text:style-name="P93">DDL_ORDER_ACCEPTED </text:p>
            </text:list-item>
            <text:list-item>
              <text:p text:style-name="P93">DDL_ORDER_MATCHED</text:p>
            </text:list-item>
            <text:list-item>
              <text:p text:style-name="P93">DDL_ORDER_XMITING </text:p>
            </text:list-item>
            <text:list-item>
              <text:p text:style-name="P93">DDL_ORDER_UPLOAD_COMPLETE </text:p>
            </text:list-item>
            <text:list-item>
              <text:p text:style-name="P93">DDL_ORDER_UPLOAD_TIMEOUT</text:p>
            </text:list-item>
            <text:list-item>
              <text:p text:style-name="P93">DDL_ORDER_DOWNLOAD_COMPLETE</text:p>
            </text:list-item>
            <text:list-item>
              <text:p text:style-name="P93">DDL_ORDER_COMPLETE</text:p>
            </text:list-item>
          </text:list>
        </text:list-item>
      </text:list>
      <text:h text:style-name="Heading_20_5" text:outline-level="5">A status page can be invoked to display the status of an order at a URL of the form:</text:h>
      <text:list xml:id="list36432585" text:style-name="L49">
        <text:list-item>
          <text:list>
            <text:list-item>
              <text:list>
                <text:list-item>
                  <text:p text:style-name="P58">&lt;Appliance base URL&gt;/timc/orderstatus?callers_order_reference=&lt;reference&gt;</text:p>
                </text:list-item>
              </text:list>
            </text:list-item>
          </text:list>
        </text:list-item>
      </text:list>
      <text:p text:style-name="Text_20_body"/>
      <text:p text:style-name="P20">Example: <text:s text:c="2"/>https://timc.medcommons.net/timc/orderstatus?callers_order_reference=1234</text:p>
      <text:h text:style-name="Heading_20_5" text:outline-level="5"><text:bookmark text:name="__RefHeading__37315242"/>The sta<text:bookmark text:name="order"/>tus page for an order shows the following fields:<text:bookmark-end text:name="__RefHeading__37315242"/></text:h>
      <text:list xml:id="list36406272" text:style-name="L50">
        <text:list-item>
          <text:list>
            <text:list-item>
              <text:list>
                <text:list-item>
                  <text:p text:style-name="P59">Callers order reference (as supplied when order was created)</text:p>
                </text:list-item>
                <text:list-item>
                  <text:p text:style-name="P59">Status – the status of the order, one of the values </text:p>
                </text:list-item>
                <text:list-item>
                  <text:p text:style-name="P59">Patient ID (as supplied when order was created)</text:p>
                </text:list-item>
                <text:list-item>
                  <text:p text:style-name="P59">Protocol (as supplied when order was created)</text:p>
                </text:list-item>
                <text:list-item>
                  <text:p text:style-name="P59">Modality (as supplied when order was created, or, if DICOM has been associated with the order, as extracted from the DICOM)</text:p>
                </text:list-item>
                <text:list-item>
                  <text:p text:style-name="P59">Scanned Date (as supplied when order was created, or, if DICOM has been associated with the order, as extracted from the DICOM)</text:p>
                </text:list-item>
                <text:list-item>
                  <text:p text:style-name="P59">Due Date (as supplied when order was created)</text:p>
                </text:list-item>
                <text:list-item>
                  <text:p text:style-name="P59">Comments (as supplied when order was created, or as updated when order DICOM uploaded, see <text:bookmark-ref text:reference-format="number" text:ref-name="__RefHeading__36653911">3.10.6.3</text:bookmark-ref>)</text:p>
                </text:list-item>
                <text:list-item>
                  <text:p text:style-name="P59">Error Code - <text:s/>If the order has status DDL_ORDER_ERROR, otherwise blank. <text:s text:c="2"/>Actual possible error codes are not defined in this document.</text:p>
                </text:list-item>
                <text:list-item>
                  <text:p text:style-name="P59"><text:soft-page-break/>Baseline (as supplied when order was created)</text:p>
                </text:list-item>
                <text:list-item>
                  <text:p text:style-name="P59">Created – the full date and time when the order was first created</text:p>
                </text:list-item>
                <text:list-item>
                  <text:p text:style-name="P59">Notification - <text:s/>email addresses supplied in 'email' field when order was created (if any)</text:p>
                </text:list-item>
              </text:list>
            </text:list-item>
          </text:list>
        </text:list-item>
      </text:list>
      <text:p text:style-name="P13">All date / time fields in the above list are displayed as Full Date Times (see <text:bookmark-ref text:reference-format="number-no-superior" text:ref-name="__RefHeading__37232529">3.15.2</text:bookmark-ref>).</text:p>
      <text:h text:style-name="Heading_20_5" text:outline-level="5">Order History – the status page displays a table of history for the order containing a row for every time the Order Status has changed. <text:s text:c="2"/></text:h>
      <text:h text:style-name="Heading_20_5" text:outline-level="5">Order History - each Order History row contains:</text:h>
      <text:list xml:id="list36430801" text:style-name="L51">
        <text:list-item>
          <text:list>
            <text:list-item>
              <text:list>
                <text:list-item>
                  <text:p text:style-name="P60">The Order Status that was changed to</text:p>
                </text:list-item>
                <text:list-item>
                  <text:p text:style-name="P60">A description of interaction that caused the change (optional, free text)</text:p>
                </text:list-item>
                <text:list-item>
                  <text:p text:style-name="P60">The date and time at which the change happened</text:p>
                </text:list-item>
                <text:list-item>
                  <text:p text:style-name="P60">The ip address of the computer that instigated the change </text:p>
                </text:list-item>
                <text:list-item>
                  <text:p text:style-name="P60">The user name of the user that instigated the change (optional, free text)</text:p>
                </text:list-item>
              </text:list>
            </text:list-item>
          </text:list>
        </text:list-item>
      </text:list>
      <text:h text:style-name="Heading_20_4" text:outline-level="4"><text:bookmark text:name="__RefHeading__4527_1350600508"/>Notifications<text:bookmark-end text:name="__RefHeading__4527_1350600508"/></text:h>
      <text:h text:style-name="Heading_20_5" text:outline-level="5">Download Notification - If an Order changes status to DDL_ORDER_DOWNLOAD_COMPLETE and the 'email' parameter was supplied in the original Order creation then a notification email is sent to the email addresses supplied in the email field originally submitted with the order (if any). <text:s text:c="2"/>The email contains:</text:h>
      <text:list xml:id="list36420545" text:style-name="L52">
        <text:list-item>
          <text:list>
            <text:list-item>
              <text:list>
                <text:list-item>
                  <text:p text:style-name="P61">The URL of the Appliance that sent the notifications</text:p>
                </text:list-item>
                <text:list-item>
                  <text:p text:style-name="P61">The HealthURL of the patient associated with the Order</text:p>
                </text:list-item>
                <text:list-item>
                  <text:p text:style-name="P61">The Callers Order Reference parameter supplied in the original Order creation</text:p>
                </text:list-item>
                <text:list-item>
                  <text:p text:style-name="P61">Scanned Date – the Scan Date Time of the order (as displayed on Status Page, see <text:bookmark-ref text:reference-format="number" text:ref-name="__RefHeading__37315242">3.12.2.3</text:bookmark-ref>)</text:p>
                </text:list-item>
                <text:list-item>
                  <text:p text:style-name="P61">Comments – the comments (as displayed on Status Page, see <text:bookmark-ref text:reference-format="number-no-superior" text:ref-name="__RefHeading__37315242">3.12.2.3</text:bookmark-ref>).</text:p>
                </text:list-item>
              </text:list>
            </text:list-item>
          </text:list>
        </text:list-item>
      </text:list>
      <text:h text:style-name="Heading_20_5" text:outline-level="5">Upload Notification - a notification is sent for every order when the upload stage completes according to the following rules:</text:h>
      <text:list xml:id="list36651782" text:style-name="L69">
        <text:list-item>
          <text:p text:style-name="P96">The notification goes to all email addresses mentioned in the 'email' field</text:p>
        </text:list-item>
        <text:list-item>
          <text:p text:style-name="P96">The notification goes to all email addresses mentioned in the 'user_email' field</text:p>
        </text:list-item>
        <text:list-item>
          <text:p text:style-name="P96">The notification goes to all email addresses entered in the 'Order Notifications' field on the Settings Page for the Group that is associated with the order</text:p>
        </text:list-item>
        <text:list-item>
          <text:p text:style-name="P96">The notification is sent immediately when the order enters any of the following statuses: DDL_ORDER_UPLOAD_COMPLETE, DDL_ORDER_CANCELLED, DDL_ORDER_ERROR, DDL_ORDER_UPLOAD_TIMEOUT</text:p>
        </text:list-item>
      </text:list>
      <text:p text:style-name="P83"/>
      <text:h text:style-name="Heading_20_5" text:outline-level="5"><text:soft-page-break/>Timeouts – If an order stays in DDL_ORDER_NEW, DDL_ORDER_ACCEPTED, or DDL_ORDER_XMITTING state for more than 1 hour then it is automatically transitioned to DDL_ORDER_UPLOAD_TIMEOUT state, causing a notification to be sent</text:h>
      <text:h text:style-name="Heading_20_4" text:outline-level="4"><text:bookmark text:name="__RefHeading__4529_1350600508"/>Security – TIMC<text:bookmark-end text:name="__RefHeading__4529_1350600508"/></text:h>
      <text:h text:style-name="Heading_20_5" text:outline-level="5">When an appliance is deployed to TIMC, order management functions are restricted by ip address. <text:s text:c="2"/>Pages will only be accessible to a specific set of allowed ip addresses. <text:s/>Attempting to access from other ip addresses returns no response or an error.</text:h>
      <text:h text:style-name="Heading_20_5" text:outline-level="5">Allowed ip addresses can be specified in the mcproperties table in MySQL on the Appliance.</text:h>
      <text:h text:style-name="Heading_20_3" text:outline-level="3"><text:bookmark text:name="__RefHeading__4531_1350600508"/>Viewer<text:bookmark-end text:name="__RefHeading__4531_1350600508"/></text:h>
      <text:h text:style-name="Heading_20_4" text:outline-level="4"><text:bookmark text:name="__RefHeading__4533_1350600508"/>Menus <text:bookmark-end text:name="__RefHeading__4533_1350600508"/></text:h>
      <text:h text:style-name="Heading_20_5" text:outline-level="5">Download CCR – A menu option allows the users to download the CCR corresponding to the tab currently selected in the viewer to save as a file on their computer. <text:s/>The file is given a unique name incorporating the patient name and the current date and time.</text:h>
      <text:h text:style-name="Heading_20_5" text:outline-level="5">Change DICOM Overlay <text:s/>- <text:s/>causes the state of DICOM Overlays to move to the next state in the sequence of overlay states specified in <text:bookmark-ref text:reference-format="number-no-superior" text:ref-name="__RefHeading__34313479">3.13.7</text:bookmark-ref>.</text:h>
      <text:h text:style-name="Heading_20_5" text:outline-level="5">Print – if a CCR is displayed in the image area then causes the Print dialog to show, enabling the user to print a copy of the CCR. <text:s text:c="4"/>If non-CCR content is displayed in the image area, does nothing.</text:h>
      <text:h text:style-name="Heading_20_5" text:outline-level="5">Download DICOM – causes all DICOM referenced by the active tab to begin downloading to the user's computer. <text:s text:c="2"/>If DDL is not running, causes a popup message advising the user that they need to start the DDL and enabling them to open the DDL Control Page (see Section ?). </text:h>
      <text:h text:style-name="Heading_20_5" text:outline-level="5">CCR Section Menu – </text:h>
      <text:list xml:id="list36413661" text:style-name="L53">
        <text:list-item>
          <text:p text:style-name="P94">Contains a menu item for each type of body section defined in the CCR specification. <text:s/></text:p>
        </text:list-item>
        <text:list-item>
          <text:p text:style-name="P94">When the user selects an item from the CCR Section menu, <text:s/>the CCR jump to the appropriate section. <text:s text:c="2"/>If the CCR does not have a corresponding section to the one selected then nothing happens.</text:p>
        </text:list-item>
      </text:list>
      <text:h text:style-name="Heading_20_4" text:outline-level="4"><text:bookmark text:name="__RefHeading__4535_1350600508"/><text:soft-page-break/>Header<text:bookmark-end text:name="__RefHeading__4535_1350600508"/></text:h>
      <text:h text:style-name="Heading_20_5" text:outline-level="5">At the top of the Viewer window there is a notice that this is a temporary HealthURL which will expire in (initially) 4 days. This counter <text:s/>will decrease each day until it has expired. The HealthURL should no longer be accessible after the expiration date.</text:h>
      <text:h text:style-name="Heading_20_5" text:outline-level="5">Header Fields <text:s/>- the header displays the following fields:</text:h>
      <text:list xml:id="list36434438" text:style-name="L54">
        <text:list-item>
          <text:p text:style-name="P95">Date/time when image data was uploaded</text:p>
        </text:list-item>
        <text:list-item>
          <text:p text:style-name="P95">First and family names, age/sex, DOB corresponding to the image data if they were available in the uploaded data</text:p>
        </text:list-item>
        <text:list-item>
          <text:p text:style-name="P95">MedCommons ID of the Patient account</text:p>
        </text:list-item>
      </text:list>
      <text:p text:style-name="P17"/>
      <text:h text:style-name="Heading_20_4" text:outline-level="4"><text:bookmark text:name="__RefHeading__4537_1350600508"/><text:soft-page-break/>CCR<text:bookmark-end text:name="__RefHeading__4537_1350600508"/></text:h>
      <text:h text:style-name="Heading_20_5" text:outline-level="5">The CCR contains a Patient Actor with the patient name, data of birth, and sex as extracted from the DICOM Image data <text:s/>uploaded. <text:s/>The Patient Actor also has a MedCommons ID associated with it corresponding to the Patient Account.</text:h>
      <text:h text:style-name="Heading_20_5" text:outline-level="5">The study description and the sender's email address are populated if entered upon upload. The sender's email address appears in the IS System section. Description appears in the Description section.</text:h>
      <text:h text:style-name="Heading_20_4" text:outline-level="4"><text:bookmark text:name="__RefHeading__4539_1350600508"/>CCRs and Tabs<text:bookmark-end text:name="__RefHeading__4539_1350600508"/></text:h>
      <text:h text:style-name="Heading_20_5" text:outline-level="5">Each CCR in the Patient's HealthURL that is in a visible state is shown as a tab in the Viewer</text:h>
      <text:h text:style-name="Heading_20_5" text:outline-level="5">When the viewer is opened using a HealthURL link the active tab is the Current CCR tab</text:h>
      <text:h text:style-name="Heading_20_5" text:outline-level="5">The tab containing the Current CCR for the Patient is labeled “Current CCR”</text:h>
      <text:h text:style-name="Heading_20_5" text:outline-level="5">Tabs corresponding to CCRs other than the Current CCR are labeled according to the date they were created in MM/DD/YYYY format</text:h>
      <text:h text:style-name="Heading_20_4" text:outline-level="4"><text:bookmark text:name="__RefHeading__4541_1350600508"/>Thumbnails and Scrolling<text:bookmark-end text:name="__RefHeading__4541_1350600508"/></text:h>
      <text:h text:style-name="Heading_20_5" text:outline-level="5">The standard HTML rendering of the CCR is displayed in the Main Image Area when a CCR is opened in the Viewer</text:h>
      <text:h text:style-name="Heading_20_5" text:outline-level="5">The Viewer displays four Thumbnails to the left of the display and a Main Image Area to the right</text:h>
      <text:h text:style-name="Heading_20_5" text:outline-level="5">The first thumbnail position is occupied by a Terms of Use warning</text:h>
      <text:h text:style-name="Heading_20_5" text:outline-level="5">The 2<text:span text:style-name="T3">nd</text:span>, 3<text:span text:style-name="T3">rd</text:span>, and 4<text:span text:style-name="T3">th</text:span> thumbnails contain images or icons representing the three references corresponding to the active page of references selected in the Reference List (see <text:bookmark-ref text:reference-format="number-no-superior" text:ref-name="__RefNumPara__37384526">3.13.5.11</text:bookmark-ref>).</text:h>
      <text:h text:style-name="Heading_20_5" text:outline-level="5">Clicking on any of the lower three thumbnails </text:h>
      <text:list xml:id="list36431767" text:style-name="L55">
        <text:list-item>
          <text:p text:style-name="P62">opens the Reference associated with that thumbail in the main viewer</text:p>
        </text:list-item>
        <text:list-item>
          <text:p text:style-name="P62">highlights the thumbnail by surrounding it with a border</text:p>
        </text:list-item>
      </text:list>
      <text:h text:style-name="Heading_20_5" text:outline-level="5">DICOM Reference Thumbnail Images - <text:s/>when a Thumbnail corresponds to a DICOM Reference the thumbnail displays a scaled down version of the an image representing that DICOM Series. <text:s/>The image displayed is</text:h>
      <text:list xml:id="list36424828" text:style-name="L56">
        <text:list-item>
          <text:list>
            <text:list-item>
              <text:list>
                <text:list-item>
                  <text:p text:style-name="P63">If the Reference is currently displayed in the Main Image Area then the thumbnail image <text:soft-page-break/>is the same as the displayed image. <text:s text:c="2"/>If the image in the Main Image Area changes then the thumbnail changes to match.</text:p>
                </text:list-item>
                <text:list-item>
                  <text:p text:style-name="P63">otherwise the thumbnail image is the first image from the series</text:p>
                </text:list-item>
              </text:list>
            </text:list-item>
          </text:list>
        </text:list-item>
      </text:list>
      <text:h text:style-name="Heading_20_5" text:outline-level="5">DICOM Reference Labeling - <text:s/>For thumbnails corresponding to DICOM references:</text:h>
      <text:list xml:id="list36408059" text:style-name="L57">
        <text:list-item>
          <text:list>
            <text:list-item>
              <text:list>
                <text:list-item>
                  <text:p text:style-name="P64">The the textual description of the series extracted from the DICOM is displayed underneath the DICOM Series.</text:p>
                </text:list-item>
                <text:list-item>
                  <text:p text:style-name="P64">If the DICOM is currently displayed in the viewer, then the sequence number of the current image on display is indicated along with the image total in the form “Image 1 / 256”. <text:s text:c="2"/>If the DICOM is not currently displayed in the viewer then only the total number of images is displayed, in the form “256 Images”.</text:p>
                </text:list-item>
              </text:list>
            </text:list-item>
          </text:list>
        </text:list-item>
      </text:list>
      <text:h text:style-name="Heading_20_5" text:outline-level="5">DICOM Image Scrolling – when a DICOM Series is displayed in the Main Image Area the user can scroll sequentially forward and backward between images in the series by using:</text:h>
      <text:list xml:id="list36408880" text:style-name="L58">
        <text:list-item>
          <text:p text:style-name="P65">the mouse scroll wheel</text:p>
        </text:list-item>
        <text:list-item>
          <text:p text:style-name="P65">UP and DOWN arrow keys on the keyboard</text:p>
        </text:list-item>
      </text:list>
      <text:p text:style-name="P19">If the user scrolls past the last image in the sequence then the sequence “wraps around” and displays the first image. <text:s text:c="2"/>If they scroll to before the first image then the last image is displayed.</text:p>
      <text:p text:style-name="P19"/>
      <text:h text:style-name="Heading_20_5" text:outline-level="5">Drag Scrolling - <text:s/>when a DICOM Series is displayed in the Main Image Area an area 20 pixels wide and 360 pixels high becomes a “drag scroll” region. <text:s/></text:h>
      <text:list xml:id="list36435450" text:style-name="L59">
        <text:list-item>
          <text:p text:style-name="P66">when the mouse hovers over this region the mouse cursor changes to a double headed up / down arrow</text:p>
        </text:list-item>
        <text:list-item>
          <text:p text:style-name="P66">if the user presses and holds the left mouse button while hovering over the drag scroll area then a dotted line is displayed, stretching from the initial mouse position to the current vertical position of the mouse as it is dragged. <text:s/>The sequence number of the image at the proportionate position in the sequence according to the how much of a 360 pixel height they have dragged over is indicated above the initial mouse position. <text:s text:c="2"/>As the mouse is moved downwards the image number increases until it reaches the maximum image number and then it “wraps” around back to the first image. <text:s text:c="2"/></text:p>
        </text:list-item>
        <text:list-item>
          <text:p text:style-name="P66">when the user releases the mouse as after dragging as described in b), the image corresponding to the sequence number dragged to is displayed in the viewer Main Image Area</text:p>
        </text:list-item>
      </text:list>
      <text:h text:style-name="Heading_20_5" text:outline-level="5"><text:soft-page-break/>PDF References – when a reference corresponds to a PDF, the file name of the PDF document, if known, is displayed near the top of the thumbnail. <text:s text:c="2"/>PDF Thumbnails are given a title of “Document”.</text:h>
      <text:h text:style-name="Heading_20_5" text:outline-level="5"><text:bookmark text:name="__RefNumPara__37384526"/>References List - a list of numbers corresponding to References appears below the thumbnails. <text:s text:c="2"/>The References numbers are divided into groups of three, representing “pages”. <text:s text:c="2"/>Clicking on <text:s/>a Reference number causes<text:bookmark-end text:name="__RefNumPara__37384526"/></text:h>
      <text:list xml:id="list36413964" text:style-name="L60">
        <text:list-item>
          <text:list>
            <text:list-item>
              <text:list>
                <text:list-item>
                  <text:p text:style-name="P67">the page containing the Reference becomes the active page, and to be highlighted with an underline under the Reference index numbers corresponding to that page</text:p>
                </text:list-item>
                <text:list-item>
                  <text:p text:style-name="P67">the Reference corresponding to the index number is displayed in the Main Image Area</text:p>
                </text:list-item>
                <text:list-item>
                  <text:p text:style-name="P67">the thumbnail corresponding to the reference is 'selected' by highlighting it with a white border</text:p>
                </text:list-item>
              </text:list>
            </text:list-item>
          </text:list>
        </text:list-item>
      </text:list>
      <text:h text:style-name="Heading_20_4" text:outline-level="4"><text:bookmark text:name="__RefHeading__4543_1350600508"/>Main Image Display Area<text:bookmark-end text:name="__RefHeading__4543_1350600508"/></text:h>
      <text:h text:style-name="Heading_20_5" text:outline-level="5">Image Area Size - the main image display area displays the image as scaled to 750x750 pixels.</text:h>
      <text:h text:style-name="Heading_20_5" text:outline-level="5">Any part of the image which does not fit in the specified browser space can be viewed by scrolling the window. </text:h>
      <text:h text:style-name="Heading_20_5" text:outline-level="5">Zoom Function - images may be magnified by drawing a rectangular box on the image display area. <text:s text:c="2"/>When an area has been zoomed, the portion of the image selected now appears in the main image display area.</text:h>
      <text:h text:style-name="Heading_20_5" text:outline-level="5">Zoom Limitation - the user cannot zoom in such that either horizontal of vertical dimension displayed in the viewer is less than 25% of the original. (That is, 1/4 of either x or y. ) A warning appears when an area is too large to zoom, saying “Zoom magnitude too great. Please select a larger area.”</text:h>
      <text:h text:style-name="Heading_20_4" text:outline-level="4"><text:bookmark text:name="__RefHeading__34313479"/>Overlays<text:bookmark-end text:name="__RefHeading__34313479"/></text:h>
      <text:h text:style-name="Heading_20_5" text:outline-level="5">When the viewer is first invoked and a DICOM Image is shown in the viewer, by default all available DICOM Overlay information is displayed in the viewer (the ALL state), rendered on top of the image</text:h>
      <text:h text:style-name="Heading_20_5" text:outline-level="5"><text:bookmark text:name="__RefHeading__34614023"/>DICOM Overlay States - the following sequence of DICOM Overlay states is supported:<text:bookmark-end text:name="__RefHeading__34614023"/></text:h>
      <text:list xml:id="list36408438" text:style-name="L61">
        <text:list-item>
          <text:list>
            <text:list-item>
              <text:list>
                <text:list-item>
                  <text:p text:style-name="P68">All overlay information shown (ALL) – includes Patient Demographics (first and last name, age, sex, Date of Birth) in the top right corner, and <text:s/>Image dimensions in pixels, Magnification, Sequence Number (index within series), KVP (Kilovoltage Peak) and Slice Thickness in the bottom left corner. <text:s text:c="2"/>Where an element of the aforementioned is unavailable, that information is omitted entirely from display. <text:s/>In addition, Localization Information is displayed as specified in <text:bookmark-ref text:reference-format="number-no-superior" text:ref-name="__RefNumPara__34615252">3.13.7.3</text:bookmark-ref>.</text:p>
                </text:list-item>
                <text:list-item>
                  <text:p text:style-name="P68"><text:soft-page-break/>No overlay information shown (NONE 1)</text:p>
                </text:list-item>
                <text:list-item>
                  <text:p text:style-name="P68">Only Localization Information (LOCALIZERS) – see <text:bookmark-ref text:reference-format="number-no-superior" text:ref-name="__RefNumPara__34615252">3.13.7.3</text:bookmark-ref></text:p>
                </text:list-item>
                <text:list-item>
                  <text:p text:style-name="P68">No overlay information shown (NONE 2)</text:p>
                </text:list-item>
              </text:list>
            </text:list-item>
          </text:list>
        </text:list-item>
      </text:list>
      <text:p text:style-name="P18">Selecting the “Change DICOM Overlay” option causes the DICOM Overlay state to move from one of these states to the next.</text:p>
      <text:h text:style-name="Heading_20_5" text:outline-level="5"><text:bookmark text:name="__RefNumPara__34615252"/>Localization Information – when Localization Information is displayed (LOCALIZERS or ALL state) and the information about patient orientation is available in the DICOM being viewed, the patient orientation is marked on the right and bottom edge of the image using standard DICOM identifiers: <text:s/>A (anterior), P (posterior), R (right), L (left), H (head), F (foot).<text:bookmark-end text:name="__RefNumPara__34615252"/></text:h>
      <text:h text:style-name="Heading_20_4" text:outline-level="4"><text:bookmark text:name="__RefHeading__4545_1350600508"/>Window/Level Presets<text:bookmark-end text:name="__RefHeading__4545_1350600508"/></text:h>
      <text:h text:style-name="Heading_20_5" text:outline-level="5">If the DICOM images being viewed contain Window / Level preset information then a Window / Level menu is displayed in the menus. <text:s text:c="2"/>Each preset embedded in the image is displayed in the menu</text:h>
      <text:h text:style-name="Heading_20_5" text:outline-level="5">Selection of Window / Level Preset - selecting a Window / Level Preset entry from the menu causes the viewer to display the image using the specified Window / Level values. <text:s/></text:h>
      <text:h text:style-name="Heading_20_5" text:outline-level="5">Window / Level Value lifetime - once selected, Window Level values stay in use until the user selects a different series or other content in the main viewing area</text:h>
      <text:h text:style-name="Heading_20_3" text:outline-level="3"><text:bookmark text:name="__RefHeading__4547_1350600508"/>DDL<text:bookmark-end text:name="__RefHeading__4547_1350600508"/></text:h>
      <text:h text:style-name="Heading_20_4" text:outline-level="4"><text:bookmark text:name="__RefHeading__4549_1350600508"/><text:bookmark text:name="__RefNumPara__25242564"/>Start Poller Page<text:bookmark-end text:name="__RefHeading__4549_1350600508"/><text:bookmark-end text:name="__RefNumPara__25242564"/></text:h>
      <text:h text:style-name="Heading_20_5" text:outline-level="5">A button is displayed allowing<text:span text:style-name="T5"> the user to start a DDL Poller. <text:s text:c="2"/>When clicked:</text:span></text:h>
      <text:list xml:id="list36435611" text:style-name="L62">
        <text:list-item>
          <text:list>
            <text:list-item>
              <text:list>
                <text:list-item>
                  <text:p text:style-name="P69">If a DDL is already running on the user's computer, that DDL begins polling the currently active Group for new DICOM orders</text:p>
                </text:list-item>
                <text:list-item>
                  <text:p text:style-name="P69">If no DDL is already running on the user's computer then the DDL is downloaded and started, and polling begins on the currently active Group.</text:p>
                </text:list-item>
              </text:list>
            </text:list-item>
          </text:list>
        </text:list-item>
      </text:list>
      <text:h text:style-name="P28" text:outline-level="4"><text:bookmark text:name="__RefHeading__39246642"/><text:soft-page-break/>Polling<text:bookmark-end text:name="__RefHeading__39246642"/></text:h>
      <text:h text:style-name="P31" text:outline-level="5">When a Poller is running in the context of a Group and DICOM image data is uploaded in association with a new DICOM Order for that group, <text:s/>the DDL Poller will download the DICOM image data to the computer on which the DDL Poller is running.</text:h>
      <text:h text:style-name="P31" text:outline-level="5">Download Notification <text:s/>– when a DDL begins downloading DICOM Image data for a DICOM Order, a notification message is displayed on the user's computer (eg: <text:s/>in the Notification Area). </text:h>
      <text:h text:style-name="P31" text:outline-level="5">Update Order Status after Download <text:s/>– when a DDL completes downloading DICOM Image data for a DICOM Order, the Order status is updated to:</text:h>
      <text:list xml:id="list36412553" text:style-name="L63">
        <text:list-item>
          <text:list>
            <text:list-item>
              <text:list>
                <text:list-item>
                  <text:p text:style-name="P70">DDL_ORDER_DOWNLOAD_COMPLETE if the content was successfully downloaded</text:p>
                </text:list-item>
                <text:list-item>
                  <text:p text:style-name="P70">DDL_ORDER_ERROR if a problem occurred in downloading the data</text:p>
                </text:list-item>
              </text:list>
            </text:list-item>
          </text:list>
        </text:list-item>
      </text:list>
      <text:h text:style-name="P31" text:outline-level="5"><text:bookmark text:name="__RefHeading__38522524"/>Transfer – if a DDL successfully downloads DICOM Image data then it processes the data in one of two ways:<text:bookmark-end text:name="__RefHeading__38522524"/></text:h>
      <text:list xml:id="list36412521" text:style-name="L64">
        <text:list-item>
          <text:list>
            <text:list-item>
              <text:list>
                <text:list-item>
                  <text:p text:style-name="P75"><text:span text:style-name="T5">If the DDL is configured with the FILE export method then the DICOM Images are saved onto the local computer in the configured Export Directory (see </text:span><text:span text:style-name="T5"><text:bookmark-ref text:reference-format="number" text:ref-name="__RefHeading__39125421">3.14.3.4</text:bookmark-ref></text:span><text:span text:style-name="T5">).</text:span></text:p>
                </text:list-item>
                <text:list-item>
                  <text:p text:style-name="P71">If the DDL is configured with CSTORE export method then the DICOM Images are sent using DICOM CSTORE protocol to the configured remote DICOM destination</text:p>
                </text:list-item>
              </text:list>
            </text:list-item>
          </text:list>
        </text:list-item>
      </text:list>
      <text:h text:style-name="Heading_20_5" text:outline-level="5"><text:span text:style-name="T5">Order Status after Transfer – after a DDL transfers DICOM as specified in </text:span><text:span text:style-name="T5"><text:bookmark-ref text:reference-format="number" text:ref-name="__RefHeading__38522524">3.14.2.4</text:bookmark-ref></text:span><text:span text:style-name="T5">, it updates the status of the Order to:</text:span></text:h>
      <text:list xml:id="list36416450" text:style-name="L65">
        <text:list-item>
          <text:list>
            <text:list-item>
              <text:list>
                <text:list-item>
                  <text:p text:style-name="P72">DDL_ORDER_COMPLETE if the transfer occurred successfully</text:p>
                </text:list-item>
                <text:list-item>
                  <text:p text:style-name="P72">DDL_ORDER_ERROR if a problem occurred in executing the transfer</text:p>
                </text:list-item>
              </text:list>
            </text:list-item>
          </text:list>
        </text:list-item>
      </text:list>
      <text:p text:style-name="P6"/>
      <text:h text:style-name="P28" text:outline-level="4"><text:bookmark text:name="__RefHeading__4551_1350600508"/>Configuration<text:bookmark-end text:name="__RefHeading__4551_1350600508"/></text:h>
      <text:h text:style-name="P31" text:outline-level="5">Page - the user can access a configuration page that displays the DDL configuration settings</text:h>
      <text:h text:style-name="P31" text:outline-level="5">Remote DICOM Device Configuration – editable fields are displayed for the following settings:</text:h>
      <text:list xml:id="list36431109" text:style-name="L66">
        <text:list-item>
          <text:list>
            <text:list-item>
              <text:list>
                <text:list-item>
                  <text:p text:style-name="P73">AE TITLE <text:s/>(default: UNKNOWN)</text:p>
                </text:list-item>
                <text:list-item>
                  <text:p text:style-name="P73">Host Name (default: localhost)</text:p>
                </text:list-item>
                <text:list-item>
                  <text:p text:style-name="P73">Port – allows numbers only from 1 to 65535 <text:s/>(default: 11112)</text:p>
                </text:list-item>
              </text:list>
            </text:list-item>
          </text:list>
        </text:list-item>
      </text:list>
      <text:h text:style-name="P31" text:outline-level="5"><text:soft-page-break/>Export Method <text:s/>- a drop down selection is displayed for choosing between the values FILE and CSTORE <text:s/>(default: <text:s/>FILE)</text:h>
      <text:h text:style-name="P31" text:outline-level="5"><text:bookmark text:name="__RefHeading__39125421"/>Export Directory – an editable text field is displayed for entering the Export Directory folder (default: folder DDL/DICOMExport inside user's home directory on their computer).<text:bookmark-end text:name="__RefHeading__39125421"/></text:h>
      <text:h text:style-name="P31" text:outline-level="5">Proxy – editable fields are displayed for the following settings:</text:h>
      <text:list xml:id="list36406992" text:style-name="L67">
        <text:list-item>
          <text:list>
            <text:list-item>
              <text:list>
                <text:list-item>
                  <text:p text:style-name="P74">Proxy Address <text:s/>(default: blank, constraint: <text:s/>valid hostname or ip address)</text:p>
                </text:list-item>
                <text:list-item>
                  <text:p text:style-name="P74">Proxy Password <text:s/>(default: blank)</text:p>
                </text:list-item>
                <text:list-item>
                  <text:p text:style-name="P74">Proxy User Name <text:s/>(default: blank)</text:p>
                </text:list-item>
              </text:list>
            </text:list-item>
          </text:list>
        </text:list-item>
      </text:list>
      <text:h text:style-name="P31" text:outline-level="5">Update – the user may click a button to cause changes to the settings to be saved. <text:s/>When the button is clicked, all fields are checked for valid data and if valid, changes are saved. <text:s/>If invalid data is present changes are not saved and a message is displayed indicating which field(s) were invalid and the invalid fields are highlighted.</text:h>
      <text:p text:style-name="P6"/>
      <text:h text:style-name="P28" text:outline-level="4"><text:bookmark text:name="__RefHeading__4553_1350600508"/>Proxy<text:bookmark-end text:name="__RefHeading__4553_1350600508"/></text:h>
      <text:h text:style-name="P31" text:outline-level="5">If a value is saved in the configuration for the Proxy Address then the DDL will perform all communications through the specified proxy. <text:s text:c="2"/>If a user name and password are provided for authentication then it will authenticate using those credentials to the proxy.</text:h>
      <text:p text:style-name="Text_20_body"/>
      <text:h text:style-name="Heading_20_4" text:outline-level="4"><text:bookmark text:name="__RefHeading__4555_1350600508"/>Automatic Restart<text:bookmark-end text:name="__RefHeading__4555_1350600508"/></text:h>
      <text:h text:style-name="Heading_20_5" text:outline-level="5">When the DDL is running a Poller (see <text:bookmark-ref text:reference-format="number" text:ref-name="__RefHeading__39246642">3.14.2</text:bookmark-ref>) an option is available to cause it to automatically start up when the user starts their computer and logs in.</text:h>
      <text:h text:style-name="Heading_20_5" text:outline-level="5">When the Automatic Restart option is enabled, the DDL automatically starts up and resumes polling when the user logs into their computer.</text:h>
      <text:h text:style-name="Heading_20_4" text:outline-level="4"><text:bookmark text:name="__RefHeading__4557_1350600508"/>Transfer<text:bookmark-end text:name="__RefHeading__4557_1350600508"/></text:h>
      <text:p text:style-name="Text_20_body">TODO</text:p>
      <text:p text:style-name="Text_20_body"/>
      <text:h text:style-name="Heading_20_4" text:outline-level="4"><text:bookmark text:name="__RefHeading__4559_1350600508"/><text:soft-page-break/>Security<text:bookmark-end text:name="__RefHeading__4559_1350600508"/></text:h>
      <text:h text:style-name="Heading_20_5" text:outline-level="5">The first time a DDL is first installed on a computer it does not show security alerts about the commands being sent to it or domain name of the host it is communicating with by the first web page that accesses it.</text:h>
      <text:h text:style-name="Heading_20_5" text:outline-level="5">When a user accesses a web page that interacts with DDL, and the web page is served by a domain that has not previously been used before with the DDL on that computer, the DDL will show a warning to the user that allows them to cancel the interaction with the domain and prevent the DDL from communicating with that web page.</text:h>
      <text:list xml:id="list36433523" text:style-name="L68">
        <text:list-item>
          <text:p text:style-name="P76">If the user clicks 'OK' then the interaction is allowed and future interactions are allowed without warning for that domain</text:p>
        </text:list-item>
        <text:list-item>
          <text:p text:style-name="P76">If the user clicks 'Cancel' then the interaction does not occur and the DDL displays an error message. <text:s/>Future interactions continue to cause warnings to show.</text:p>
        </text:list-item>
      </text:list>
      <text:h text:style-name="Heading_20_5" text:outline-level="5">When a user uses a different browser to interact with DDL, or if the user clears cookies from the same browser they have used before, the DDL will show them a warning that allows them to prevent the interaction from occurring</text:h>
      <text:list xml:id="list36698511" text:continue-list="list36433523" text:style-name="L68">
        <text:list-item text:start-value="1">
          <text:p text:style-name="P76">If the user clicks 'OK' then the interaction is allowed and future interactions are allowed without warning</text:p>
        </text:list-item>
        <text:list-item>
          <text:p text:style-name="P76">If the user clicks 'Cancel' then the interaction does not occur and the DDL displays an error message. <text:s/>Future interactions continue to cause warnings to show.</text:p>
        </text:list-item>
      </text:list>
      <text:h text:style-name="Heading_20_3" text:outline-level="3"><text:bookmark text:name="__RefHeading__4561_1350600508"/>Formats<text:bookmark-end text:name="__RefHeading__4561_1350600508"/></text:h>
      <text:h text:style-name="Heading_20_4" text:outline-level="4"><text:bookmark text:name="__RefHeading__37511964"/>Relative Date Time<text:bookmark-end text:name="__RefHeading__37511964"/></text:h>
      <text:p text:style-name="P10">Relative Dates and Times are <text:s/>displayed as a date in format MM/DD/YY if the date was more than 7 days ago, <text:s/>“X days ago” if the date was between 1 and 7 days ago (X replaced by number of days), <text:s/>“X hours ago” if the date was between 1 and 24 hours ago (X replaced by number of hours) and “X mins ago” if the date was between 1 and 60 minutes ago. <text:s/>If less than one minute, the text “less than 1 minute ago” is displayed, or alternatively “0 mins ago” (either one can be used depending on space availability on the page.)</text:p>
      <text:h text:style-name="Heading_20_4" text:outline-level="4"><text:bookmark text:name="__RefHeading__37232529"/>Full Date Time<text:bookmark-end text:name="__RefHeading__37232529"/></text:h>
      <text:p text:style-name="Text_20_body">A Full Date Time is displayed in the format:</text:p>
      <text:p text:style-name="P11">YYYY-MM-DD HH:mm:ss</text:p>
      <text:p text:style-name="P12">Full Date Times are displayed relative to the local time zone where the appliance is running. <text:s text:c="2"/>This is US EST / EDT by default and for the TIMC appliance.</text:p>
      <text:h text:style-name="Heading_20_4" text:outline-level="4"><text:bookmark text:name="__RefHeading__4563_1350600508"/><text:soft-page-break/>MedCommons Account ID<text:bookmark-end text:name="__RefHeading__4563_1350600508"/></text:h>
      <text:h text:style-name="Heading_20_5" text:outline-level="5">Display – Unless otherwise noted, MedCommons Account IDs are displayed as 4 sets of <text:s/>4 digits separated by dashes.</text:h>
      <text:h text:style-name="Heading_20_5" text:outline-level="5"><text:bookmark text:name="__RefHeading__39126393"/>Entry – Unless otherwise noted, MedCommons Account IDs are entered as 16 digit numbers, optionally separated by dashes or spaces.<text:bookmark-end text:name="__RefHeading__39126393"/></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Arial" style:font-family-generic="swis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1" fo:font-size="85%"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Heading_5f_20_5f_1" style:display-name="Heading_20_1" style:family="paragraph" style:parent-style-name="Standard">
      <style:paragraph-properties fo:margin-top="0.423cm" fo:margin-bottom="0.106cm" fo:keep-with-next="always"/>
      <style:text-properties style:font-name="Arial1" fo:font-size="16pt" fo:font-weight="bold" style:font-size-asian="16pt" style:font-weight-asian="bold" style:font-name-complex="Arial1" style:font-size-complex="16pt" style:font-weight-complex="bold"/>
    </style:style>
    <style:style style:name="Heading_20_2_20_A" style:display-name="Heading 2 A" style:family="paragraph" style:next-style-name="Body_20_A">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bold" style:letter-kerning="true" fo:background-color="transparent" style:font-name-asian="ヒラギノ角ゴ Pro W3" style:font-size-asian="12pt" style:language-asian="zxx" style:country-asian="none" style:font-style-asian="normal" style:font-weight-asian="bold" style:font-name-complex="Times New Roman" style:font-size-complex="10pt" style:language-complex="zxx" style:country-complex="none" text:display="true" fo:hyphenate="true" fo:hyphenation-remain-char-count="2" fo:hyphenation-push-char-count="2"/>
    </style:style>
    <style:style style:name="Body_20_A" style:display-name="Body A"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language-asian="zxx" style:country-asian="none" style:font-style-asian="normal" style:font-weight-asian="normal" style:font-name-complex="Times New Roman" style:font-size-complex="10pt" style:language-complex="zxx" style:country-complex="none" text:display="true" fo:hyphenate="true" fo:hyphenation-remain-char-count="2" fo:hyphenation-push-char-count="2"/>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5f_20_5f_Paragraph_5f_20_5f_Font" style:display-name="Default_20_Paragraph_20_Font" style:family="text"/>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70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05T11:33:14.68</meta:creation-date>
    <dc:date>2010-07-30T16:57:26.31</dc:date>
    <meta:editing-duration>PT289H04M35S</meta:editing-duration>
    <meta:editing-cycles>332</meta:editing-cycles>
    <meta:generator>OpenOffice.org/3.2$Win32 OpenOffice.org_project/320m18$Build-9502</meta:generator>
    <dc:creator>Simon Sadedin</dc:creator>
    <meta:document-statistic meta:table-count="2" meta:image-count="0" meta:object-count="0" meta:page-count="41" meta:paragraph-count="709" meta:word-count="10141" meta:character-count="58490"/>
  </office:meta>
</office:document-meta>
</file>